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4:Sheet1.D4 Sheet1.D5:Sheet1.D35 Sheet1.E4:Sheet1.E4 Sheet1.E5:Sheet1.E35 Sheet1.F4:Sheet1.F4 Sheet1.F5:Sheet1.F35 Sheet1.G4:Sheet1.G4 Sheet1.G5:Sheet1.G35 Sheet1.H4:Sheet1.H4 Sheet1.H5:Sheet1.H35 Sheet1.I4:Sheet1.I4 Sheet1.I5:Sheet1.I35 Sheet1.J4:Sheet1.J4 Sheet1.J5:Sheet1.J35 Sheet1.K4:Sheet1.K4 Sheet1.K5:Sheet1.K35 Sheet1.L4:Sheet1.L4 Sheet1.L5:Sheet1.L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607.65pt" svg:y="45.18pt">
            <loext:p draw:notify-on-update-of-ranges="Sheet1.N4:Sheet1.N4 Sheet1.N5:Sheet1.N35 Sheet1.O4:Sheet1.O4 Sheet1.O5:Sheet1.O35 Sheet1.P4:Sheet1.P4 Sheet1.P5:Sheet1.P35 Sheet1.Q4:Sheet1.Q4 Sheet1.Q5:Sheet1.Q35 Sheet1.R4:Sheet1.R4 Sheet1.R5:Sheet1.R35 Sheet1.S4:Sheet1.S4 Sheet1.S5:Sheet1.S35 Sheet1.T4:Sheet1.T4 Sheet1.T5:Sheet1.T35 Sheet1.U4:Sheet1.U4 Sheet1.U5:Sheet1.U35 Sheet1.V4:Sheet1.V4 Sheet1.V5:Sheet1.V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3097.45pt" svg:y="48.93pt">
            <loext:p draw:notify-on-update-of-ranges="Sheet1.X4:Sheet1.X4 Sheet1.X5:Sheet1.X35 Sheet1.Y4:Sheet1.Y4 Sheet1.Y5:Sheet1.Y35 Sheet1.Z4:Sheet1.Z4 Sheet1.Z5:Sheet1.Z35 Sheet1.AA4:Sheet1.AA4 Sheet1.AA5:Sheet1.AA35 Sheet1.AB4:Sheet1.AB4 Sheet1.AB5:Sheet1.AB35 Sheet1.AC4:Sheet1.AC4 Sheet1.AC5:Sheet1.AC35 Sheet1.AD4:Sheet1.AD4 Sheet1.AD5:Sheet1.AD35 Sheet1.AE4:Sheet1.AE4 Sheet1.AE5:Sheet1.AE35 Sheet1.AF4:Sheet1.AF4 Sheet1.AF5:Sheet1.AF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AEA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2938" calcext:value-type="float">
            <text:p>22938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2938" calcext:value-type="float">
            <text:p>22938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9830" calcext:value-type="float">
            <text:p>9830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435957799285029" calcext:value-type="float">
            <text:p>0.004359578</text:p>
          </table:table-cell>
          <table:table-cell table:style-name="ce1" table:formula="of:=100*([.F2]*[.F3])/[.F1]" office:value-type="float" office:value="0.279012991542419" calcext:value-type="float">
            <text:p>0.2790129915</text:p>
          </table:table-cell>
          <table:table-cell table:style-name="ce1" table:formula="of:=100*([.G2]*[.G3])/[.G1]" office:value-type="float" office:value="0.558025983084837" calcext:value-type="float">
            <text:p>0.5580259831</text:p>
          </table:table-cell>
          <table:table-cell table:style-name="ce1" table:formula="of:=100*([.H2]*[.H3])/[.H1]" office:value-type="float" office:value="1.11605196616967" calcext:value-type="float">
            <text:p>1.1160519662</text:p>
          </table:table-cell>
          <table:table-cell table:style-name="ce1" table:formula="of:=100*([.I2]*[.I3])/[.I1]" office:value-type="float" office:value="2.23210393233935" calcext:value-type="float">
            <text:p>2.2321039323</text:p>
          </table:table-cell>
          <table:table-cell table:style-name="ce1" table:formula="of:=100*([.J2]*[.J3])/[.J1]" office:value-type="float" office:value="4.4642078646787" calcext:value-type="float">
            <text:p>4.4642078647</text:p>
          </table:table-cell>
          <table:table-cell table:style-name="ce1" table:formula="of:=100*([.K2]*[.K3])/[.K1]" office:value-type="float" office:value="8.9284157293574" calcext:value-type="float">
            <text:p>8.9284157294</text:p>
          </table:table-cell>
          <table:table-cell table:style-name="ce1" table:formula="of:=100*([.L2]*[.L3])/[.L1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435957799285029" calcext:value-type="float">
            <text:p>0.004359578</text:p>
          </table:table-cell>
          <table:table-cell table:style-name="ce1" table:formula="of:=100*([.P2]*[.P3])/[.P1]" office:value-type="float" office:value="0.279012991542419" calcext:value-type="float">
            <text:p>0.2790129915</text:p>
          </table:table-cell>
          <table:table-cell table:style-name="ce1" table:formula="of:=100*([.Q2]*[.Q3])/[.Q1]" office:value-type="float" office:value="0.558025983084837" calcext:value-type="float">
            <text:p>0.5580259831</text:p>
          </table:table-cell>
          <table:table-cell table:style-name="ce1" table:formula="of:=100*([.R2]*[.R3])/[.R1]" office:value-type="float" office:value="1.11605196616967" calcext:value-type="float">
            <text:p>1.1160519662</text:p>
          </table:table-cell>
          <table:table-cell table:style-name="ce1" table:formula="of:=100*([.S2]*[.S3])/[.S1]" office:value-type="float" office:value="2.23210393233935" calcext:value-type="float">
            <text:p>2.2321039323</text:p>
          </table:table-cell>
          <table:table-cell table:style-name="ce1" table:formula="of:=100*([.T2]*[.T3])/[.T1]" office:value-type="float" office:value="4.4642078646787" calcext:value-type="float">
            <text:p>4.4642078647</text:p>
          </table:table-cell>
          <table:table-cell table:style-name="ce1" table:formula="of:=100*([.U2]*[.U3])/[.U1]" office:value-type="float" office:value="8.9284157293574" calcext:value-type="float">
            <text:p>8.9284157294</text:p>
          </table:table-cell>
          <table:table-cell table:style-name="ce1" table:formula="of:=100*([.V2]*[.V3])/[.V1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435957799285029" calcext:value-type="float">
            <text:p>0.004359578</text:p>
          </table:table-cell>
          <table:table-cell table:style-name="ce1" table:formula="of:=100*([.Z2]*[.Z3])/[.Z1]" office:value-type="float" office:value="0.279012991542419" calcext:value-type="float">
            <text:p>0.2790129915</text:p>
          </table:table-cell>
          <table:table-cell table:style-name="ce1" table:formula="of:=100*([.AA2]*[.AA3])/[.AA1]" office:value-type="float" office:value="0.558025983084837" calcext:value-type="float">
            <text:p>0.5580259831</text:p>
          </table:table-cell>
          <table:table-cell table:style-name="ce1" table:formula="of:=100*([.AB2]*[.AB3])/[.AB1]" office:value-type="float" office:value="1.11605196616967" calcext:value-type="float">
            <text:p>1.1160519662</text:p>
          </table:table-cell>
          <table:table-cell table:style-name="ce1" table:formula="of:=100*([.AC2]*[.AC3])/[.AC1]" office:value-type="float" office:value="2.23210393233935" calcext:value-type="float">
            <text:p>2.2321039323</text:p>
          </table:table-cell>
          <table:table-cell table:style-name="ce1" table:formula="of:=100*([.AD2]*[.AD3])/[.AD1]" office:value-type="float" office:value="4.4642078646787" calcext:value-type="float">
            <text:p>4.4642078647</text:p>
          </table:table-cell>
          <table:table-cell table:style-name="ce1" table:formula="of:=100*([.AE2]*[.AE3])/[.AE1]" office:value-type="float" office:value="8.9284157293574" calcext:value-type="float">
            <text:p>8.9284157294</text:p>
          </table:table-cell>
          <table:table-cell table:style-name="ce1" table:formula="of:=100*([.AF2]*[.AF3])/[.AF1]" office:value-type="float" office:value="17.8568314587148" calcext:value-type="float">
            <text:p>17.8568314587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2768" calcext:value-type="float">
            <text:p>32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3299" calcext:value-type="float">
            <text:p>0.69329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43444" calcext:value-type="float">
            <text:p>0.143444</text:p>
          </table:table-cell>
          <table:table-cell office:value-type="float" office:value="0.25558" calcext:value-type="float">
            <text:p>0.25558</text:p>
          </table:table-cell>
          <table:table-cell office:value-type="float" office:value="0.252977" calcext:value-type="float">
            <text:p>0.252977</text:p>
          </table:table-cell>
          <table:table-cell office:value-type="float" office:value="0.251138" calcext:value-type="float">
            <text:p>0.251138</text:p>
          </table:table-cell>
          <table:table-cell office:value-type="float" office:value="0.242229" calcext:value-type="float">
            <text:p>0.242229</text:p>
          </table:table-cell>
          <table:table-cell office:value-type="float" office:value="0.207182" calcext:value-type="float">
            <text:p>0.207182</text:p>
          </table:table-cell>
          <table:table-cell office:value-type="float" office:value="0.214531" calcext:value-type="float">
            <text:p>0.214531</text:p>
          </table:table-cell>
          <table:table-cell office:value-type="float" office:value="0.155732" calcext:value-type="float">
            <text:p>0.1557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2655" calcext:value-type="float">
            <text:p>0.952655</text:p>
          </table:table-cell>
          <table:table-cell table:number-columns-repeated="2" office:value-type="float" office:value="0.943195" calcext:value-type="float">
            <text:p>0.943195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9167" calcext:value-type="float">
            <text:p>0.949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0356" calcext:value-type="float">
            <text:p>0.950356</text:p>
          </table:table-cell>
          <table:table-cell table:number-columns-repeated="2" office:value-type="float" office:value="0.939573" calcext:value-type="float">
            <text:p>0.939573</text:p>
          </table:table-cell>
          <table:table-cell office:value-type="float" office:value="0.939674" calcext:value-type="float">
            <text:p>0.939674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276693" calcext:value-type="float">
            <text:p>0.276693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266361" calcext:value-type="float">
            <text:p>0.266361</text:p>
          </table:table-cell>
          <table:table-cell office:value-type="float" office:value="0.265847" calcext:value-type="float">
            <text:p>0.265847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0.27058" calcext:value-type="float">
            <text:p>0.27058</text:p>
          </table:table-cell>
          <table:table-cell office:value-type="float" office:value="0.265926" calcext:value-type="float">
            <text:p>0.2659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2263" calcext:value-type="float">
            <text:p>0.952263</text:p>
          </table:table-cell>
          <table:table-cell office:value-type="float" office:value="0.943195" calcext:value-type="float">
            <text:p>0.943195</text:p>
          </table:table-cell>
          <table:table-cell table:number-columns-repeated="3" office:value-type="float" office:value="0.943282" calcext:value-type="float">
            <text:p>0.943282</text:p>
          </table:table-cell>
          <table:table-cell table:number-columns-repeated="2" office:value-type="float" office:value="0.943195" calcext:value-type="float">
            <text:p>0.943195</text:p>
          </table:table-cell>
          <table:table-cell office:value-type="float" office:value="0.943238" calcext:value-type="float">
            <text:p>0.9432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39573" calcext:value-type="float">
            <text:p>0.939573</text:p>
          </table:table-cell>
          <table:table-cell table:number-columns-repeated="3" office:value-type="float" office:value="0.939674" calcext:value-type="float">
            <text:p>0.939674</text:p>
          </table:table-cell>
          <table:table-cell table:number-columns-repeated="2" office:value-type="float" office:value="0.939573" calcext:value-type="float">
            <text:p>0.939573</text:p>
          </table:table-cell>
          <table:table-cell office:value-type="float" office:value="0.939674" calcext:value-type="float">
            <text:p>0.9396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40871" calcext:value-type="float">
            <text:p>0.140871</text:p>
          </table:table-cell>
          <table:table-cell office:value-type="float" office:value="0.171356" calcext:value-type="float">
            <text:p>0.171356</text:p>
          </table:table-cell>
          <table:table-cell office:value-type="float" office:value="0.165076" calcext:value-type="float">
            <text:p>0.165076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0.172906" calcext:value-type="float">
            <text:p>0.172906</text:p>
          </table:table-cell>
          <table:table-cell office:value-type="float" office:value="0.175011" calcext:value-type="float">
            <text:p>0.175011</text:p>
          </table:table-cell>
          <table:table-cell office:value-type="float" office:value="0.18021" calcext:value-type="float">
            <text:p>0.18021</text:p>
          </table:table-cell>
          <table:table-cell office:value-type="float" office:value="0.138951" calcext:value-type="float">
            <text:p>0.1389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2088" calcext:value-type="float">
            <text:p>0.952088</text:p>
          </table:table-cell>
          <table:table-cell office:value-type="float" office:value="0.94738" calcext:value-type="float">
            <text:p>0.94738</text:p>
          </table:table-cell>
          <table:table-cell office:value-type="float" office:value="0.948557" calcext:value-type="float">
            <text:p>0.948557</text:p>
          </table:table-cell>
          <table:table-cell office:value-type="float" office:value="0.948383" calcext:value-type="float">
            <text:p>0.948383</text:p>
          </table:table-cell>
          <table:table-cell office:value-type="float" office:value="0.94738" calcext:value-type="float">
            <text:p>0.94738</text:p>
          </table:table-cell>
          <table:table-cell office:value-type="float" office:value="0.947118" calcext:value-type="float">
            <text:p>0.947118</text:p>
          </table:table-cell>
          <table:table-cell office:value-type="float" office:value="0.946726" calcext:value-type="float">
            <text:p>0.946726</text:p>
          </table:table-cell>
          <table:table-cell office:value-type="float" office:value="0.952175" calcext:value-type="float">
            <text:p>0.952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44761" calcext:value-type="float">
            <text:p>0.944761</text:p>
          </table:table-cell>
          <table:table-cell office:value-type="float" office:value="0.945982" calcext:value-type="float">
            <text:p>0.945982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4456" calcext:value-type="float">
            <text:p>0.944456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50966" calcext:value-type="float">
            <text:p>0.95096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171751" calcext:value-type="float">
            <text:p>0.171751</text:p>
          </table:table-cell>
          <table:table-cell office:value-type="float" office:value="0.171727" calcext:value-type="float">
            <text:p>0.171727</text:p>
          </table:table-cell>
          <table:table-cell office:value-type="float" office:value="0.175074" calcext:value-type="float">
            <text:p>0.175074</text:p>
          </table:table-cell>
          <table:table-cell office:value-type="float" office:value="0.174761" calcext:value-type="float">
            <text:p>0.174761</text:p>
          </table:table-cell>
          <table:table-cell office:value-type="float" office:value="0.175444" calcext:value-type="float">
            <text:p>0.175444</text:p>
          </table:table-cell>
          <table:table-cell office:value-type="float" office:value="0.175717" calcext:value-type="float">
            <text:p>0.175717</text:p>
          </table:table-cell>
          <table:table-cell office:value-type="float" office:value="0.136629" calcext:value-type="float">
            <text:p>0.1366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4486" calcext:value-type="float">
            <text:p>0.954486</text:p>
          </table:table-cell>
          <table:table-cell table:number-columns-repeated="3" office:value-type="float" office:value="0.947031" calcext:value-type="float">
            <text:p>0.947031</text:p>
          </table:table-cell>
          <table:table-cell office:value-type="float" office:value="0.946682" calcext:value-type="float">
            <text:p>0.946682</text:p>
          </table:table-cell>
          <table:table-cell office:value-type="float" office:value="0.946508" calcext:value-type="float">
            <text:p>0.946508</text:p>
          </table:table-cell>
          <table:table-cell office:value-type="float" office:value="0.946377" calcext:value-type="float">
            <text:p>0.946377</text:p>
          </table:table-cell>
          <table:table-cell office:value-type="float" office:value="0.953091" calcext:value-type="float">
            <text:p>0.9530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43642" calcext:value-type="float">
            <text:p>0.943642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3642" calcext:value-type="float">
            <text:p>0.943642</text:p>
          </table:table-cell>
          <table:table-cell office:value-type="float" office:value="0.943438" calcext:value-type="float">
            <text:p>0.943438</text:p>
          </table:table-cell>
          <table:table-cell office:value-type="float" office:value="0.94293" calcext:value-type="float">
            <text:p>0.94293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36724" calcext:value-type="float">
            <text:p>0.136724</text:p>
          </table:table-cell>
          <table:table-cell office:value-type="float" office:value="0.214161" calcext:value-type="float">
            <text:p>0.214161</text:p>
          </table:table-cell>
          <table:table-cell office:value-type="float" office:value="0.214623" calcext:value-type="float">
            <text:p>0.214623</text:p>
          </table:table-cell>
          <table:table-cell office:value-type="float" office:value="0.208456" calcext:value-type="float">
            <text:p>0.208456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8318" calcext:value-type="float">
            <text:p>0.18318</text:p>
          </table:table-cell>
          <table:table-cell office:value-type="float" office:value="0.149801" calcext:value-type="float">
            <text:p>0.1498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3309" calcext:value-type="float">
            <text:p>0.953309</text:p>
          </table:table-cell>
          <table:table-cell table:number-columns-repeated="2" office:value-type="float" office:value="0.944241" calcext:value-type="float">
            <text:p>0.944241</text:p>
          </table:table-cell>
          <table:table-cell office:value-type="float" office:value="0.944459" calcext:value-type="float">
            <text:p>0.944459</text:p>
          </table:table-cell>
          <table:table-cell office:value-type="float" office:value="0.944241" calcext:value-type="float">
            <text:p>0.944241</text:p>
          </table:table-cell>
          <table:table-cell office:value-type="float" office:value="0.947205" calcext:value-type="float">
            <text:p>0.947205</text:p>
          </table:table-cell>
          <table:table-cell office:value-type="float" office:value="0.946159" calcext:value-type="float">
            <text:p>0.946159</text:p>
          </table:table-cell>
          <table:table-cell office:value-type="float" office:value="0.950475" calcext:value-type="float">
            <text:p>0.9504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1068" calcext:value-type="float">
            <text:p>0.951068</text:p>
          </table:table-cell>
          <table:table-cell table:number-columns-repeated="2" office:value-type="float" office:value="0.94059" calcext:value-type="float">
            <text:p>0.94059</text:p>
          </table:table-cell>
          <table:table-cell table:number-columns-repeated="2" office:value-type="float" office:value="0.940692" calcext:value-type="float">
            <text:p>0.940692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48423" calcext:value-type="float">
            <text:p>0.9484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3661" calcext:value-type="float">
            <text:p>0.13661</text:p>
          </table:table-cell>
          <table:table-cell office:value-type="float" office:value="0.157028" calcext:value-type="float">
            <text:p>0.157028</text:p>
          </table:table-cell>
          <table:table-cell office:value-type="float" office:value="0.149852" calcext:value-type="float">
            <text:p>0.149852</text:p>
          </table:table-cell>
          <table:table-cell office:value-type="float" office:value="0.140065" calcext:value-type="float">
            <text:p>0.140065</text:p>
          </table:table-cell>
          <table:table-cell office:value-type="float" office:value="0.169988" calcext:value-type="float">
            <text:p>0.169988</text:p>
          </table:table-cell>
          <table:table-cell office:value-type="float" office:value="0.168995" calcext:value-type="float">
            <text:p>0.168995</text:p>
          </table:table-cell>
          <table:table-cell office:value-type="float" office:value="0.169146" calcext:value-type="float">
            <text:p>0.169146</text:p>
          </table:table-cell>
          <table:table-cell office:value-type="float" office:value="0.169611" calcext:value-type="float">
            <text:p>0.1696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3091" calcext:value-type="float">
            <text:p>0.953091</text:p>
          </table:table-cell>
          <table:table-cell office:value-type="float" office:value="0.949211" calcext:value-type="float">
            <text:p>0.949211</text:p>
          </table:table-cell>
          <table:table-cell office:value-type="float" office:value="0.949996" calcext:value-type="float">
            <text:p>0.949996</text:p>
          </table:table-cell>
          <table:table-cell office:value-type="float" office:value="0.95187" calcext:value-type="float">
            <text:p>0.95187</text:p>
          </table:table-cell>
          <table:table-cell table:number-columns-repeated="2" office:value-type="float" office:value="0.951434" calcext:value-type="float">
            <text:p>0.951434</text:p>
          </table:table-cell>
          <table:table-cell office:value-type="float" office:value="0.951478" calcext:value-type="float">
            <text:p>0.951478</text:p>
          </table:table-cell>
          <table:table-cell office:value-type="float" office:value="0.950824" calcext:value-type="float">
            <text:p>0.9508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47304" calcext:value-type="float">
            <text:p>0.947304</text:p>
          </table:table-cell>
          <table:table-cell office:value-type="float" office:value="0.948423" calcext:value-type="float">
            <text:p>0.948423</text:p>
          </table:table-cell>
          <table:table-cell table:number-columns-repeated="3" office:value-type="float" office:value="0.949034" calcext:value-type="float">
            <text:p>0.949034</text:p>
          </table:table-cell>
          <table:table-cell table:number-columns-repeated="2" office:value-type="float" office:value="0.948932" calcext:value-type="float">
            <text:p>0.94893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36446" calcext:value-type="float">
            <text:p>0.136446</text:p>
          </table:table-cell>
          <table:table-cell office:value-type="float" office:value="0.890986" calcext:value-type="float">
            <text:p>0.890986</text:p>
          </table:table-cell>
          <table:table-cell office:value-type="float" office:value="0.296738" calcext:value-type="float">
            <text:p>0.296738</text:p>
          </table:table-cell>
          <table:table-cell office:value-type="float" office:value="0.296459" calcext:value-type="float">
            <text:p>0.296459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180627" calcext:value-type="float">
            <text:p>0.180627</text:p>
          </table:table-cell>
          <table:table-cell office:value-type="float" office:value="0.180547" calcext:value-type="float">
            <text:p>0.180547</text:p>
          </table:table-cell>
          <table:table-cell office:value-type="float" office:value="0.157854" calcext:value-type="float">
            <text:p>0.1578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4617" calcext:value-type="float">
            <text:p>0.954617</text:p>
          </table:table-cell>
          <table:table-cell office:value-type="float" office:value="0.492502" calcext:value-type="float">
            <text:p>0.492502</text:p>
          </table:table-cell>
          <table:table-cell office:value-type="float" office:value="0.915424" calcext:value-type="float">
            <text:p>0.915424</text:p>
          </table:table-cell>
          <table:table-cell office:value-type="float" office:value="0.914421" calcext:value-type="float">
            <text:p>0.914421</text:p>
          </table:table-cell>
          <table:table-cell office:value-type="float" office:value="0.949255" calcext:value-type="float">
            <text:p>0.949255</text:p>
          </table:table-cell>
          <table:table-cell office:value-type="float" office:value="0.948993" calcext:value-type="float">
            <text:p>0.948993</text:p>
          </table:table-cell>
          <table:table-cell office:value-type="float" office:value="0.948644" calcext:value-type="float">
            <text:p>0.948644</text:p>
          </table:table-cell>
          <table:table-cell office:value-type="float" office:value="0.953614" calcext:value-type="float">
            <text:p>0.9536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487792" calcext:value-type="float">
            <text:p>0.487792</text:p>
          </table:table-cell>
          <table:table-cell office:value-type="float" office:value="0.91292" calcext:value-type="float">
            <text:p>0.91292</text:p>
          </table:table-cell>
          <table:table-cell office:value-type="float" office:value="0.912411" calcext:value-type="float">
            <text:p>0.912411</text:p>
          </table:table-cell>
          <table:table-cell office:value-type="float" office:value="0.947101" calcext:value-type="float">
            <text:p>0.947101</text:p>
          </table:table-cell>
          <table:table-cell office:value-type="float" office:value="0.946287" calcext:value-type="float">
            <text:p>0.946287</text:p>
          </table:table-cell>
          <table:table-cell office:value-type="float" office:value="0.946592" calcext:value-type="float">
            <text:p>0.946592</text:p>
          </table:table-cell>
          <table:table-cell office:value-type="float" office:value="0.949847" calcext:value-type="float">
            <text:p>0.94984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34267" calcext:value-type="float">
            <text:p>0.134267</text:p>
          </table:table-cell>
          <table:table-cell office:value-type="float" office:value="0.205576" calcext:value-type="float">
            <text:p>0.205576</text:p>
          </table:table-cell>
          <table:table-cell office:value-type="float" office:value="0.202091" calcext:value-type="float">
            <text:p>0.202091</text:p>
          </table:table-cell>
          <table:table-cell office:value-type="float" office:value="0.202096" calcext:value-type="float">
            <text:p>0.202096</text:p>
          </table:table-cell>
          <table:table-cell office:value-type="float" office:value="0.203536" calcext:value-type="float">
            <text:p>0.203536</text:p>
          </table:table-cell>
          <table:table-cell office:value-type="float" office:value="0.175611" calcext:value-type="float">
            <text:p>0.175611</text:p>
          </table:table-cell>
          <table:table-cell office:value-type="float" office:value="0.173342" calcext:value-type="float">
            <text:p>0.173342</text:p>
          </table:table-cell>
          <table:table-cell office:value-type="float" office:value="0.135165" calcext:value-type="float">
            <text:p>0.1351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44721" calcext:value-type="float">
            <text:p>0.944721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44851" calcext:value-type="float">
            <text:p>0.944851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47118" calcext:value-type="float">
            <text:p>0.947118</text:p>
          </table:table-cell>
          <table:table-cell office:value-type="float" office:value="0.954006" calcext:value-type="float">
            <text:p>0.954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40895" calcext:value-type="float">
            <text:p>0.940895</text:p>
          </table:table-cell>
          <table:table-cell table:number-columns-repeated="2" office:value-type="float" office:value="0.941099" calcext:value-type="float">
            <text:p>0.941099</text:p>
          </table:table-cell>
          <table:table-cell office:value-type="float" office:value="0.940997" calcext:value-type="float">
            <text:p>0.940997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4252" calcext:value-type="float">
            <text:p>0.944252</text:p>
          </table:table-cell>
          <table:table-cell office:value-type="float" office:value="0.951577" calcext:value-type="float">
            <text:p>0.95157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35078" calcext:value-type="float">
            <text:p>0.135078</text:p>
          </table:table-cell>
          <table:table-cell office:value-type="float" office:value="0.233035" calcext:value-type="float">
            <text:p>0.233035</text:p>
          </table:table-cell>
          <table:table-cell office:value-type="float" office:value="0.23342" calcext:value-type="float">
            <text:p>0.23342</text:p>
          </table:table-cell>
          <table:table-cell office:value-type="float" office:value="0.228569" calcext:value-type="float">
            <text:p>0.228569</text:p>
          </table:table-cell>
          <table:table-cell office:value-type="float" office:value="0.21466" calcext:value-type="float">
            <text:p>0.21466</text:p>
          </table:table-cell>
          <table:table-cell office:value-type="float" office:value="0.186393" calcext:value-type="float">
            <text:p>0.186393</text:p>
          </table:table-cell>
          <table:table-cell office:value-type="float" office:value="0.184024" calcext:value-type="float">
            <text:p>0.184024</text:p>
          </table:table-cell>
          <table:table-cell office:value-type="float" office:value="0.136152" calcext:value-type="float">
            <text:p>0.1361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4966" calcext:value-type="float">
            <text:p>0.954966</text:p>
          </table:table-cell>
          <table:table-cell table:number-columns-repeated="2" office:value-type="float" office:value="0.943718" calcext:value-type="float">
            <text:p>0.943718</text:p>
          </table:table-cell>
          <table:table-cell office:value-type="float" office:value="0.943849" calcext:value-type="float">
            <text:p>0.943849</text:p>
          </table:table-cell>
          <table:table-cell office:value-type="float" office:value="0.944459" calcext:value-type="float">
            <text:p>0.944459</text:p>
          </table:table-cell>
          <table:table-cell office:value-type="float" office:value="0.945985" calcext:value-type="float">
            <text:p>0.945985</text:p>
          </table:table-cell>
          <table:table-cell office:value-type="float" office:value="0.945941" calcext:value-type="float">
            <text:p>0.945941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2696" calcext:value-type="float">
            <text:p>0.952696</text:p>
          </table:table-cell>
          <table:table-cell table:number-columns-repeated="3" office:value-type="float" office:value="0.939878" calcext:value-type="float">
            <text:p>0.939878</text:p>
          </table:table-cell>
          <table:table-cell office:value-type="float" office:value="0.940692" calcext:value-type="float">
            <text:p>0.940692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2218" calcext:value-type="float">
            <text:p>0.942218</text:p>
          </table:table-cell>
          <table:table-cell office:value-type="float" office:value="0.952085" calcext:value-type="float">
            <text:p>0.95208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33698" calcext:value-type="float">
            <text:p>0.133698</text:p>
          </table:table-cell>
          <table:table-cell office:value-type="float" office:value="0.150731" calcext:value-type="float">
            <text:p>0.150731</text:p>
          </table:table-cell>
          <table:table-cell office:value-type="float" office:value="0.152595" calcext:value-type="float">
            <text:p>0.152595</text:p>
          </table:table-cell>
          <table:table-cell office:value-type="float" office:value="0.137182" calcext:value-type="float">
            <text:p>0.137182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44835" calcext:value-type="float">
            <text:p>0.144835</text:p>
          </table:table-cell>
          <table:table-cell office:value-type="float" office:value="0.144516" calcext:value-type="float">
            <text:p>0.144516</text:p>
          </table:table-cell>
          <table:table-cell office:value-type="float" office:value="0.135187" calcext:value-type="float">
            <text:p>0.1351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50693" calcext:value-type="float">
            <text:p>0.950693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953047" calcext:value-type="float">
            <text:p>0.953047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66" calcext:value-type="float">
            <text:p>0.95466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184" calcext:value-type="float">
            <text:p>0.955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48423" calcext:value-type="float">
            <text:p>0.948423</text:p>
          </table:table-cell>
          <table:table-cell office:value-type="float" office:value="0.948118" calcext:value-type="float">
            <text:p>0.948118</text:p>
          </table:table-cell>
          <table:table-cell office:value-type="float" office:value="0.950559" calcext:value-type="float">
            <text:p>0.950559</text:p>
          </table:table-cell>
          <table:table-cell table:number-columns-repeated="2" office:value-type="float" office:value="0.952187" calcext:value-type="float">
            <text:p>0.952187</text:p>
          </table:table-cell>
          <table:table-cell table:number-columns-repeated="2" office:value-type="float" office:value="0.952289" calcext:value-type="float">
            <text:p>0.95228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45809" calcext:value-type="float">
            <text:p>0.145809</text:p>
          </table:table-cell>
          <table:table-cell office:value-type="float" office:value="0.142713" calcext:value-type="float">
            <text:p>0.142713</text:p>
          </table:table-cell>
          <table:table-cell office:value-type="float" office:value="0.136878" calcext:value-type="float">
            <text:p>0.136878</text:p>
          </table:table-cell>
          <table:table-cell office:value-type="float" office:value="0.141866" calcext:value-type="float">
            <text:p>0.141866</text:p>
          </table:table-cell>
          <table:table-cell office:value-type="float" office:value="0.158492" calcext:value-type="float">
            <text:p>0.158492</text:p>
          </table:table-cell>
          <table:table-cell office:value-type="float" office:value="0.158777" calcext:value-type="float">
            <text:p>0.158777</text:p>
          </table:table-cell>
          <table:table-cell office:value-type="float" office:value="0.159086" calcext:value-type="float">
            <text:p>0.159086</text:p>
          </table:table-cell>
          <table:table-cell office:value-type="float" office:value="0.137034" calcext:value-type="float">
            <text:p>0.1370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1347" calcext:value-type="float">
            <text:p>0.951347</text:p>
          </table:table-cell>
          <table:table-cell office:value-type="float" office:value="0.951696" calcext:value-type="float">
            <text:p>0.951696</text:p>
          </table:table-cell>
          <table:table-cell office:value-type="float" office:value="0.953004" calcext:value-type="float">
            <text:p>0.953004</text:p>
          </table:table-cell>
          <table:table-cell office:value-type="float" office:value="0.951957" calcext:value-type="float">
            <text:p>0.951957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3135" calcext:value-type="float">
            <text:p>0.953135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55794" calcext:value-type="float">
            <text:p>0.9557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48728" calcext:value-type="float">
            <text:p>0.948728</text:p>
          </table:table-cell>
          <table:table-cell office:value-type="float" office:value="0.949949" calcext:value-type="float">
            <text:p>0.949949</text:p>
          </table:table-cell>
          <table:table-cell table:number-columns-repeated="2" office:value-type="float" office:value="0.949542" calcext:value-type="float">
            <text:p>0.949542</text:p>
          </table:table-cell>
          <table:table-cell office:value-type="float" office:value="0.953713" calcext:value-type="float">
            <text:p>0.9537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33479" calcext:value-type="float">
            <text:p>0.133479</text:p>
          </table:table-cell>
          <table:table-cell office:value-type="float" office:value="0.245677" calcext:value-type="float">
            <text:p>0.245677</text:p>
          </table:table-cell>
          <table:table-cell office:value-type="float" office:value="0.242691" calcext:value-type="float">
            <text:p>0.242691</text:p>
          </table:table-cell>
          <table:table-cell office:value-type="float" office:value="0.23892" calcext:value-type="float">
            <text:p>0.23892</text:p>
          </table:table-cell>
          <table:table-cell office:value-type="float" office:value="0.228623" calcext:value-type="float">
            <text:p>0.228623</text:p>
          </table:table-cell>
          <table:table-cell office:value-type="float" office:value="0.226011" calcext:value-type="float">
            <text:p>0.226011</text:p>
          </table:table-cell>
          <table:table-cell office:value-type="float" office:value="0.176645" calcext:value-type="float">
            <text:p>0.176645</text:p>
          </table:table-cell>
          <table:table-cell office:value-type="float" office:value="0.143081" calcext:value-type="float">
            <text:p>0.1430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575" calcext:value-type="float">
            <text:p>0.95575</text:p>
          </table:table-cell>
          <table:table-cell table:number-columns-repeated="2" office:value-type="float" office:value="0.943413" calcext:value-type="float">
            <text:p>0.94341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6552" calcext:value-type="float">
            <text:p>0.946552</text:p>
          </table:table-cell>
          <table:table-cell office:value-type="float" office:value="0.952045" calcext:value-type="float">
            <text:p>0.9520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39674" calcext:value-type="float">
            <text:p>0.939674</text:p>
          </table:table-cell>
          <table:table-cell table:number-columns-repeated="2"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293" calcext:value-type="float">
            <text:p>0.94293</text:p>
          </table:table-cell>
          <table:table-cell office:value-type="float" office:value="0.948728" calcext:value-type="float">
            <text:p>0.94872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33445" calcext:value-type="float">
            <text:p>0.133445</text:p>
          </table:table-cell>
          <table:table-cell office:value-type="float" office:value="0.165157" calcext:value-type="float">
            <text:p>0.165157</text:p>
          </table:table-cell>
          <table:table-cell office:value-type="float" office:value="0.169777" calcext:value-type="float">
            <text:p>0.169777</text:p>
          </table:table-cell>
          <table:table-cell office:value-type="float" office:value="0.166578" calcext:value-type="float">
            <text:p>0.166578</text:p>
          </table:table-cell>
          <table:table-cell office:value-type="float" office:value="0.166508" calcext:value-type="float">
            <text:p>0.166508</text:p>
          </table:table-cell>
          <table:table-cell office:value-type="float" office:value="0.167796" calcext:value-type="float">
            <text:p>0.167796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141246" calcext:value-type="float">
            <text:p>0.1412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4486" calcext:value-type="float">
            <text:p>0.954486</text:p>
          </table:table-cell>
          <table:table-cell office:value-type="float" office:value="0.947598" calcext:value-type="float">
            <text:p>0.947598</text:p>
          </table:table-cell>
          <table:table-cell office:value-type="float" office:value="0.947205" calcext:value-type="float">
            <text:p>0.947205</text:p>
          </table:table-cell>
          <table:table-cell office:value-type="float" office:value="0.947729" calcext:value-type="float">
            <text:p>0.947729</text:p>
          </table:table-cell>
          <table:table-cell office:value-type="float" office:value="0.947772" calcext:value-type="float">
            <text:p>0.947772</text:p>
          </table:table-cell>
          <table:table-cell office:value-type="float" office:value="0.947511" calcext:value-type="float">
            <text:p>0.947511</text:p>
          </table:table-cell>
          <table:table-cell office:value-type="float" office:value="0.946988" calcext:value-type="float">
            <text:p>0.946988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44456" calcext:value-type="float">
            <text:p>0.944456</text:p>
          </table:table-cell>
          <table:table-cell office:value-type="float" office:value="0.943744" calcext:value-type="float">
            <text:p>0.943744</text:p>
          </table:table-cell>
          <table:table-cell table:number-columns-repeated="2" office:value-type="float" office:value="0.944456" calcext:value-type="float">
            <text:p>0.944456</text:p>
          </table:table-cell>
          <table:table-cell office:value-type="float" office:value="0.943947" calcext:value-type="float">
            <text:p>0.943947</text:p>
          </table:table-cell>
          <table:table-cell office:value-type="float" office:value="0.943235" calcext:value-type="float">
            <text:p>0.943235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139507" calcext:value-type="float">
            <text:p>0.139507</text:p>
          </table:table-cell>
          <table:table-cell office:value-type="float" office:value="0.883743" calcext:value-type="float">
            <text:p>0.883743</text:p>
          </table:table-cell>
          <table:table-cell office:value-type="float" office:value="0.362721" calcext:value-type="float">
            <text:p>0.362721</text:p>
          </table:table-cell>
          <table:table-cell office:value-type="float" office:value="0.363086" calcext:value-type="float">
            <text:p>0.363086</text:p>
          </table:table-cell>
          <table:table-cell office:value-type="float" office:value="0.213499" calcext:value-type="float">
            <text:p>0.213499</text:p>
          </table:table-cell>
          <table:table-cell office:value-type="float" office:value="0.212557" calcext:value-type="float">
            <text:p>0.212557</text:p>
          </table:table-cell>
          <table:table-cell office:value-type="float" office:value="0.211836" calcext:value-type="float">
            <text:p>0.211836</text:p>
          </table:table-cell>
          <table:table-cell office:value-type="float" office:value="0.134472" calcext:value-type="float">
            <text:p>0.1344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0.499869" calcext:value-type="float">
            <text:p>0.499869</text:p>
          </table:table-cell>
          <table:table-cell office:value-type="float" office:value="0.881332" calcext:value-type="float">
            <text:p>0.881332</text:p>
          </table:table-cell>
          <table:table-cell office:value-type="float" office:value="0.882291" calcext:value-type="float">
            <text:p>0.882291</text:p>
          </table:table-cell>
          <table:table-cell office:value-type="float" office:value="0.938268" calcext:value-type="float">
            <text:p>0.938268</text:p>
          </table:table-cell>
          <table:table-cell office:value-type="float" office:value="0.93853" calcext:value-type="float">
            <text:p>0.93853</text:p>
          </table:table-cell>
          <table:table-cell office:value-type="float" office:value="0.938704" calcext:value-type="float">
            <text:p>0.938704</text:p>
          </table:table-cell>
          <table:table-cell office:value-type="float" office:value="0.955707" calcext:value-type="float">
            <text:p>0.9557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499695" calcext:value-type="float">
            <text:p>0.499695</text:p>
          </table:table-cell>
          <table:table-cell office:value-type="float" office:value="0.879858" calcext:value-type="float">
            <text:p>0.879858</text:p>
          </table:table-cell>
          <table:table-cell office:value-type="float" office:value="0.879756" calcext:value-type="float">
            <text:p>0.879756</text:p>
          </table:table-cell>
          <table:table-cell office:value-type="float" office:value="0.936317" calcext:value-type="float">
            <text:p>0.936317</text:p>
          </table:table-cell>
          <table:table-cell office:value-type="float" office:value="0.936826" calcext:value-type="float">
            <text:p>0.936826</text:p>
          </table:table-cell>
          <table:table-cell office:value-type="float" office:value="0.936114" calcext:value-type="float">
            <text:p>0.936114</text:p>
          </table:table-cell>
          <table:table-cell office:value-type="float" office:value="0.953408" calcext:value-type="float">
            <text:p>0.95340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37205" calcext:value-type="float">
            <text:p>0.137205</text:p>
          </table:table-cell>
          <table:table-cell office:value-type="float" office:value="0.198438" calcext:value-type="float">
            <text:p>0.198438</text:p>
          </table:table-cell>
          <table:table-cell office:value-type="float" office:value="0.194989" calcext:value-type="float">
            <text:p>0.194989</text:p>
          </table:table-cell>
          <table:table-cell office:value-type="float" office:value="0.188959" calcext:value-type="float">
            <text:p>0.188959</text:p>
          </table:table-cell>
          <table:table-cell office:value-type="float" office:value="0.177042" calcext:value-type="float">
            <text:p>0.177042</text:p>
          </table:table-cell>
          <table:table-cell office:value-type="float" office:value="0.173786" calcext:value-type="float">
            <text:p>0.173786</text:p>
          </table:table-cell>
          <table:table-cell office:value-type="float" office:value="0.175516" calcext:value-type="float">
            <text:p>0.175516</text:p>
          </table:table-cell>
          <table:table-cell office:value-type="float" office:value="0.133341" calcext:value-type="float">
            <text:p>0.1333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44939" calcext:value-type="float">
            <text:p>0.944939</text:p>
          </table:table-cell>
          <table:table-cell office:value-type="float" office:value="0.945157" calcext:value-type="float">
            <text:p>0.945157</text:p>
          </table:table-cell>
          <table:table-cell office:value-type="float" office:value="0.945374" calcext:value-type="float">
            <text:p>0.945374</text:p>
          </table:table-cell>
          <table:table-cell office:value-type="float" office:value="0.946857" calcext:value-type="float">
            <text:p>0.946857</text:p>
          </table:table-cell>
          <table:table-cell office:value-type="float" office:value="0.946682" calcext:value-type="float">
            <text:p>0.946682</text:p>
          </table:table-cell>
          <table:table-cell office:value-type="float" office:value="0.946246" calcext:value-type="float">
            <text:p>0.946246</text:p>
          </table:table-cell>
          <table:table-cell office:value-type="float" office:value="0.956012" calcext:value-type="float">
            <text:p>0.9560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0.941709" calcext:value-type="float">
            <text:p>0.941709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3337" calcext:value-type="float">
            <text:p>0.943337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2726" calcext:value-type="float">
            <text:p>0.942726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266" calcext:value-type="float">
            <text:p>0.13266</text:p>
          </table:table-cell>
          <table:table-cell office:value-type="float" office:value="0.152231" calcext:value-type="float">
            <text:p>0.152231</text:p>
          </table:table-cell>
          <table:table-cell office:value-type="float" office:value="0.15503" calcext:value-type="float">
            <text:p>0.15503</text:p>
          </table:table-cell>
          <table:table-cell office:value-type="float" office:value="0.136514" calcext:value-type="float">
            <text:p>0.136514</text:p>
          </table:table-cell>
          <table:table-cell office:value-type="float" office:value="0.143487" calcext:value-type="float">
            <text:p>0.143487</text:p>
          </table:table-cell>
          <table:table-cell office:value-type="float" office:value="0.143178" calcext:value-type="float">
            <text:p>0.143178</text:p>
          </table:table-cell>
          <table:table-cell office:value-type="float" office:value="0.143017" calcext:value-type="float">
            <text:p>0.143017</text:p>
          </table:table-cell>
          <table:table-cell office:value-type="float" office:value="0.133214" calcext:value-type="float">
            <text:p>0.1332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5881" calcext:value-type="float">
            <text:p>0.955881</text:p>
          </table:table-cell>
          <table:table-cell office:value-type="float" office:value="0.949734" calcext:value-type="float">
            <text:p>0.949734</text:p>
          </table:table-cell>
          <table:table-cell office:value-type="float" office:value="0.948993" calcext:value-type="float">
            <text:p>0.948993</text:p>
          </table:table-cell>
          <table:table-cell office:value-type="float" office:value="0.952873" calcext:value-type="float">
            <text:p>0.952873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5707" calcext:value-type="float">
            <text:p>0.9557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47915" calcext:value-type="float">
            <text:p>0.947915</text:p>
          </table:table-cell>
          <table:table-cell office:value-type="float" office:value="0.946796" calcext:value-type="float">
            <text:p>0.946796</text:p>
          </table:table-cell>
          <table:table-cell office:value-type="float" office:value="0.950153" calcext:value-type="float">
            <text:p>0.950153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3291" calcext:value-type="float">
            <text:p>0.13291</text:p>
          </table:table-cell>
          <table:table-cell office:value-type="float" office:value="0.803242" calcext:value-type="float">
            <text:p>0.803242</text:p>
          </table:table-cell>
          <table:table-cell office:value-type="float" office:value="0.400787" calcext:value-type="float">
            <text:p>0.400787</text:p>
          </table:table-cell>
          <table:table-cell office:value-type="float" office:value="0.405076" calcext:value-type="float">
            <text:p>0.405076</text:p>
          </table:table-cell>
          <table:table-cell office:value-type="float" office:value="0.176275" calcext:value-type="float">
            <text:p>0.176275</text:p>
          </table:table-cell>
          <table:table-cell office:value-type="float" office:value="0.175983" calcext:value-type="float">
            <text:p>0.175983</text:p>
          </table:table-cell>
          <table:table-cell office:value-type="float" office:value="0.175965" calcext:value-type="float">
            <text:p>0.175965</text:p>
          </table:table-cell>
          <table:table-cell office:value-type="float" office:value="0.151406" calcext:value-type="float">
            <text:p>0.1514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564783" calcext:value-type="float">
            <text:p>0.564783</text:p>
          </table:table-cell>
          <table:table-cell office:value-type="float" office:value="0.857921" calcext:value-type="float">
            <text:p>0.857921</text:p>
          </table:table-cell>
          <table:table-cell office:value-type="float" office:value="0.856308" calcext:value-type="float">
            <text:p>0.856308</text:p>
          </table:table-cell>
          <table:table-cell office:value-type="float" office:value="0.947903" calcext:value-type="float">
            <text:p>0.947903</text:p>
          </table:table-cell>
          <table:table-cell office:value-type="float" office:value="0.948208" calcext:value-type="float">
            <text:p>0.948208</text:p>
          </table:table-cell>
          <table:table-cell office:value-type="float" office:value="0.948121" calcext:value-type="float">
            <text:p>0.948121</text:p>
          </table:table-cell>
          <table:table-cell office:value-type="float" office:value="0.95344" calcext:value-type="float">
            <text:p>0.953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563377" calcext:value-type="float">
            <text:p>0.563377</text:p>
          </table:table-cell>
          <table:table-cell office:value-type="float" office:value="0.857681" calcext:value-type="float">
            <text:p>0.857681</text:p>
          </table:table-cell>
          <table:table-cell office:value-type="float" office:value="0.855239" calcext:value-type="float">
            <text:p>0.855239</text:p>
          </table:table-cell>
          <table:table-cell table:number-columns-repeated="2" office:value-type="float" office:value="0.945778" calcext:value-type="float">
            <text:p>0.945778</text:p>
          </table:table-cell>
          <table:table-cell office:value-type="float" office:value="0.94527" calcext:value-type="float">
            <text:p>0.94527</text:p>
          </table:table-cell>
          <table:table-cell office:value-type="float" office:value="0.950356" calcext:value-type="float">
            <text:p>0.95035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36607" calcext:value-type="float">
            <text:p>0.136607</text:p>
          </table:table-cell>
          <table:table-cell office:value-type="float" office:value="0.203092" calcext:value-type="float">
            <text:p>0.203092</text:p>
          </table:table-cell>
          <table:table-cell office:value-type="float" office:value="0.20349" calcext:value-type="float">
            <text:p>0.20349</text:p>
          </table:table-cell>
          <table:table-cell office:value-type="float" office:value="0.204368" calcext:value-type="float">
            <text:p>0.204368</text:p>
          </table:table-cell>
          <table:table-cell office:value-type="float" office:value="0.205117" calcext:value-type="float">
            <text:p>0.205117</text:p>
          </table:table-cell>
          <table:table-cell office:value-type="float" office:value="0.171117" calcext:value-type="float">
            <text:p>0.171117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0.145072" calcext:value-type="float">
            <text:p>0.1450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357" calcext:value-type="float">
            <text:p>0.95357</text:p>
          </table:table-cell>
          <table:table-cell office:value-type="float" office:value="0.944285" calcext:value-type="float">
            <text:p>0.944285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4241" calcext:value-type="float">
            <text:p>0.944241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48383" calcext:value-type="float">
            <text:p>0.948383</text:p>
          </table:table-cell>
          <table:table-cell office:value-type="float" office:value="0.954791" calcext:value-type="float">
            <text:p>0.9547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0356" calcext:value-type="float">
            <text:p>0.950356</text:p>
          </table:table-cell>
          <table:table-cell table:number-columns-repeated="3" office:value-type="float" office:value="0.94059" calcext:value-type="float">
            <text:p>0.94059</text:p>
          </table:table-cell>
          <table:table-cell office:value-type="float" office:value="0.940488" calcext:value-type="float">
            <text:p>0.940488</text:p>
          </table:table-cell>
          <table:table-cell office:value-type="float" office:value="0.943438" calcext:value-type="float">
            <text:p>0.943438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34884" calcext:value-type="float">
            <text:p>0.134884</text:p>
          </table:table-cell>
          <table:table-cell office:value-type="float" office:value="0.254312" calcext:value-type="float">
            <text:p>0.254312</text:p>
          </table:table-cell>
          <table:table-cell office:value-type="float" office:value="0.253604" calcext:value-type="float">
            <text:p>0.253604</text:p>
          </table:table-cell>
          <table:table-cell office:value-type="float" office:value="0.254699" calcext:value-type="float">
            <text:p>0.254699</text:p>
          </table:table-cell>
          <table:table-cell office:value-type="float" office:value="0.253868" calcext:value-type="float">
            <text:p>0.253868</text:p>
          </table:table-cell>
          <table:table-cell office:value-type="float" office:value="0.256119" calcext:value-type="float">
            <text:p>0.256119</text:p>
          </table:table-cell>
          <table:table-cell office:value-type="float" office:value="0.258488" calcext:value-type="float">
            <text:p>0.258488</text:p>
          </table:table-cell>
          <table:table-cell office:value-type="float" office:value="0.256529" calcext:value-type="float">
            <text:p>0.2565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6099" calcext:value-type="float">
            <text:p>0.956099</text:p>
          </table:table-cell>
          <table:table-cell table:number-columns-repeated="2" office:value-type="float" office:value="0.943325" calcext:value-type="float">
            <text:p>0.943325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.943369" calcext:value-type="float">
            <text:p>0.943369</text:p>
          </table:table-cell>
          <table:table-cell table:number-columns-repeated="3" office:value-type="float" office:value="0.943325" calcext:value-type="float">
            <text:p>0.9433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3917" calcext:value-type="float">
            <text:p>0.953917</text:p>
          </table:table-cell>
          <table:table-cell table:number-columns-repeated="7" office:value-type="float" office:value="0.939674" calcext:value-type="float">
            <text:p>0.93967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38691" calcext:value-type="float">
            <text:p>0.138691</text:p>
          </table:table-cell>
          <table:table-cell office:value-type="float" office:value="0.805592" calcext:value-type="float">
            <text:p>0.805592</text:p>
          </table:table-cell>
          <table:table-cell office:value-type="float" office:value="0.354362" calcext:value-type="float">
            <text:p>0.354362</text:p>
          </table:table-cell>
          <table:table-cell office:value-type="float" office:value="0.360175" calcext:value-type="float">
            <text:p>0.360175</text:p>
          </table:table-cell>
          <table:table-cell office:value-type="float" office:value="0.20675" calcext:value-type="float">
            <text:p>0.20675</text:p>
          </table:table-cell>
          <table:table-cell office:value-type="float" office:value="0.206589" calcext:value-type="float">
            <text:p>0.206589</text:p>
          </table:table-cell>
          <table:table-cell office:value-type="float" office:value="0.20645" calcext:value-type="float">
            <text:p>0.20645</text:p>
          </table:table-cell>
          <table:table-cell office:value-type="float" office:value="0.164777" calcext:value-type="float">
            <text:p>0.1647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514" calcext:value-type="float">
            <text:p>0.95514</text:p>
          </table:table-cell>
          <table:table-cell office:value-type="float" office:value="0.570625" calcext:value-type="float">
            <text:p>0.570625</text:p>
          </table:table-cell>
          <table:table-cell office:value-type="float" office:value="0.885169" calcext:value-type="float">
            <text:p>0.885169</text:p>
          </table:table-cell>
          <table:table-cell office:value-type="float" office:value="0.879719" calcext:value-type="float">
            <text:p>0.879719</text:p>
          </table:table-cell>
          <table:table-cell office:value-type="float" office:value="0.939445" calcext:value-type="float">
            <text:p>0.939445</text:p>
          </table:table-cell>
          <table:table-cell office:value-type="float" office:value="0.939402" calcext:value-type="float">
            <text:p>0.939402</text:p>
          </table:table-cell>
          <table:table-cell office:value-type="float" office:value="0.939358" calcext:value-type="float">
            <text:p>0.939358</text:p>
          </table:table-cell>
          <table:table-cell office:value-type="float" office:value="0.949865" calcext:value-type="float">
            <text:p>0.9498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571414" calcext:value-type="float">
            <text:p>0.571414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878637" calcext:value-type="float">
            <text:p>0.878637</text:p>
          </table:table-cell>
          <table:table-cell office:value-type="float" office:value="0.936419" calcext:value-type="float">
            <text:p>0.936419</text:p>
          </table:table-cell>
          <table:table-cell office:value-type="float" office:value="0.936724" calcext:value-type="float">
            <text:p>0.936724</text:p>
          </table:table-cell>
          <table:table-cell office:value-type="float" office:value="0.936317" calcext:value-type="float">
            <text:p>0.936317</text:p>
          </table:table-cell>
          <table:table-cell office:value-type="float" office:value="0.947304" calcext:value-type="float">
            <text:p>0.94730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32724" calcext:value-type="float">
            <text:p>0.132724</text:p>
          </table:table-cell>
          <table:table-cell office:value-type="float" office:value="0.174596" calcext:value-type="float">
            <text:p>0.174596</text:p>
          </table:table-cell>
          <table:table-cell office:value-type="float" office:value="0.174758" calcext:value-type="float">
            <text:p>0.174758</text:p>
          </table:table-cell>
          <table:table-cell office:value-type="float" office:value="0.164641" calcext:value-type="float">
            <text:p>0.164641</text:p>
          </table:table-cell>
          <table:table-cell office:value-type="float" office:value="0.165495" calcext:value-type="float">
            <text:p>0.165495</text:p>
          </table:table-cell>
          <table:table-cell office:value-type="float" office:value="0.168621" calcext:value-type="float">
            <text:p>0.168621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32389" calcext:value-type="float">
            <text:p>0.1323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47118" calcext:value-type="float">
            <text:p>0.947118</text:p>
          </table:table-cell>
          <table:table-cell office:value-type="float" office:value="0.946639" calcext:value-type="float">
            <text:p>0.946639</text:p>
          </table:table-cell>
          <table:table-cell office:value-type="float" office:value="0.948034" calcext:value-type="float">
            <text:p>0.948034</text:p>
          </table:table-cell>
          <table:table-cell office:value-type="float" office:value="0.947903" calcext:value-type="float">
            <text:p>0.947903</text:p>
          </table:table-cell>
          <table:table-cell office:value-type="float" office:value="0.946726" calcext:value-type="float">
            <text:p>0.946726</text:p>
          </table:table-cell>
          <table:table-cell office:value-type="float" office:value="0.94568" calcext:value-type="float">
            <text:p>0.94568</text:p>
          </table:table-cell>
          <table:table-cell office:value-type="float" office:value="0.956012" calcext:value-type="float">
            <text:p>0.9560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3337" calcext:value-type="float">
            <text:p>0.943337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0.944557" calcext:value-type="float">
            <text:p>0.944557</text:p>
          </table:table-cell>
          <table:table-cell office:value-type="float" office:value="0.943744" calcext:value-type="float">
            <text:p>0.943744</text:p>
          </table:table-cell>
          <table:table-cell office:value-type="float" office:value="0.942828" calcext:value-type="float">
            <text:p>0.942828</text:p>
          </table:table-cell>
          <table:table-cell office:value-type="float" office:value="0.942116" calcext:value-type="float">
            <text:p>0.942116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33117" calcext:value-type="float">
            <text:p>0.133117</text:p>
          </table:table-cell>
          <table:table-cell office:value-type="float" office:value="0.172493" calcext:value-type="float">
            <text:p>0.172493</text:p>
          </table:table-cell>
          <table:table-cell office:value-type="float" office:value="0.166157" calcext:value-type="float">
            <text:p>0.166157</text:p>
          </table:table-cell>
          <table:table-cell office:value-type="float" office:value="0.155082" calcext:value-type="float">
            <text:p>0.155082</text:p>
          </table:table-cell>
          <table:table-cell office:value-type="float" office:value="0.156824" calcext:value-type="float">
            <text:p>0.156824</text:p>
          </table:table-cell>
          <table:table-cell office:value-type="float" office:value="0.153593" calcext:value-type="float">
            <text:p>0.153593</text:p>
          </table:table-cell>
          <table:table-cell office:value-type="float" office:value="0.155504" calcext:value-type="float">
            <text:p>0.155504</text:p>
          </table:table-cell>
          <table:table-cell office:value-type="float" office:value="0.153915" calcext:value-type="float">
            <text:p>0.1539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47336" calcext:value-type="float">
            <text:p>0.947336</text:p>
          </table:table-cell>
          <table:table-cell office:value-type="float" office:value="0.947554" calcext:value-type="float">
            <text:p>0.947554</text:p>
          </table:table-cell>
          <table:table-cell office:value-type="float" office:value="0.949429" calcext:value-type="float">
            <text:p>0.949429</text:p>
          </table:table-cell>
          <table:table-cell office:value-type="float" office:value="0.94908" calcext:value-type="float">
            <text:p>0.94908</text:p>
          </table:table-cell>
          <table:table-cell office:value-type="float" office:value="0.949908" calcext:value-type="float">
            <text:p>0.949908</text:p>
          </table:table-cell>
          <table:table-cell office:value-type="float" office:value="0.949211" calcext:value-type="float">
            <text:p>0.949211</text:p>
          </table:table-cell>
          <table:table-cell office:value-type="float" office:value="0.952742" calcext:value-type="float">
            <text:p>0.9527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3845" calcext:value-type="float">
            <text:p>0.943845</text:p>
          </table:table-cell>
          <table:table-cell office:value-type="float" office:value="0.947202" calcext:value-type="float">
            <text:p>0.947202</text:p>
          </table:table-cell>
          <table:table-cell office:value-type="float" office:value="0.947304" calcext:value-type="float">
            <text:p>0.947304</text:p>
          </table:table-cell>
          <table:table-cell office:value-type="float" office:value="0.947915" calcext:value-type="float">
            <text:p>0.947915</text:p>
          </table:table-cell>
          <table:table-cell office:value-type="float" office:value="0.946999" calcext:value-type="float">
            <text:p>0.946999</text:p>
          </table:table-cell>
          <table:table-cell office:value-type="float" office:value="0.949135" calcext:value-type="float">
            <text:p>0.9491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131906" calcext:value-type="float">
            <text:p>0.131906</text:p>
          </table:table-cell>
          <table:table-cell office:value-type="float" office:value="1.39759" calcext:value-type="float">
            <text:p>1.39759</text:p>
          </table:table-cell>
          <table:table-cell office:value-type="float" office:value="1.39106" calcext:value-type="float">
            <text:p>1.39106</text:p>
          </table:table-cell>
          <table:table-cell office:value-type="float" office:value="1.54196" calcext:value-type="float">
            <text:p>1.54196</text:p>
          </table:table-cell>
          <table:table-cell office:value-type="float" office:value="0.391347" calcext:value-type="float">
            <text:p>0.391347</text:p>
          </table:table-cell>
          <table:table-cell office:value-type="float" office:value="0.391295" calcext:value-type="float">
            <text:p>0.391295</text:p>
          </table:table-cell>
          <table:table-cell office:value-type="float" office:value="0.389814" calcext:value-type="float">
            <text:p>0.389814</text:p>
          </table:table-cell>
          <table:table-cell office:value-type="float" office:value="0.161272" calcext:value-type="float">
            <text:p>0.1612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6055" calcext:value-type="float">
            <text:p>0.956055</text:p>
          </table:table-cell>
          <table:table-cell office:value-type="float" office:value="0.246752" calcext:value-type="float">
            <text:p>0.246752</text:p>
          </table:table-cell>
          <table:table-cell office:value-type="float" office:value="0.255646" calcext:value-type="float">
            <text:p>0.255646</text:p>
          </table:table-cell>
          <table:table-cell office:value-type="float" office:value="0.217412" calcext:value-type="float">
            <text:p>0.217412</text:p>
          </table:table-cell>
          <table:table-cell office:value-type="float" office:value="0.861845" calcext:value-type="float">
            <text:p>0.861845</text:p>
          </table:table-cell>
          <table:table-cell office:value-type="float" office:value="0.860886" calcext:value-type="float">
            <text:p>0.860886</text:p>
          </table:table-cell>
          <table:table-cell office:value-type="float" office:value="0.861365" calcext:value-type="float">
            <text:p>0.861365</text:p>
          </table:table-cell>
          <table:table-cell office:value-type="float" office:value="0.95065" calcext:value-type="float">
            <text:p>0.950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250356" calcext:value-type="float">
            <text:p>0.250356</text:p>
          </table:table-cell>
          <table:table-cell office:value-type="float" office:value="0.257884" calcext:value-type="float">
            <text:p>0.257884</text:p>
          </table:table-cell>
          <table:table-cell office:value-type="float" office:value="0.219329" calcext:value-type="float">
            <text:p>0.219329</text:p>
          </table:table-cell>
          <table:table-cell office:value-type="float" office:value="0.859817" calcext:value-type="float">
            <text:p>0.859817</text:p>
          </table:table-cell>
          <table:table-cell office:value-type="float" office:value="0.859613" calcext:value-type="float">
            <text:p>0.859613</text:p>
          </table:table-cell>
          <table:table-cell office:value-type="float" office:value="0.859919" calcext:value-type="float">
            <text:p>0.859919</text:p>
          </table:table-cell>
          <table:table-cell office:value-type="float" office:value="0.947915" calcext:value-type="float">
            <text:p>0.947915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40662" calcext:value-type="float">
            <text:p>0.140662</text:p>
          </table:table-cell>
          <table:table-cell office:value-type="float" office:value="0.241415" calcext:value-type="float">
            <text:p>0.241415</text:p>
          </table:table-cell>
          <table:table-cell office:value-type="float" office:value="0.241389" calcext:value-type="float">
            <text:p>0.241389</text:p>
          </table:table-cell>
          <table:table-cell office:value-type="float" office:value="0.238625" calcext:value-type="float">
            <text:p>0.238625</text:p>
          </table:table-cell>
          <table:table-cell office:value-type="float" office:value="0.229415" calcext:value-type="float">
            <text:p>0.229415</text:p>
          </table:table-cell>
          <table:table-cell office:value-type="float" office:value="0.227951" calcext:value-type="float">
            <text:p>0.227951</text:p>
          </table:table-cell>
          <table:table-cell office:value-type="float" office:value="0.171028" calcext:value-type="float">
            <text:p>0.171028</text:p>
          </table:table-cell>
          <table:table-cell office:value-type="float" office:value="0.135777" calcext:value-type="float">
            <text:p>0.1357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5445" calcext:value-type="float">
            <text:p>0.955445</text:p>
          </table:table-cell>
          <table:table-cell office:value-type="float" office:value="0.943369" calcext:value-type="float">
            <text:p>0.943369</text:p>
          </table:table-cell>
          <table:table-cell table:number-columns-repeated="2" office:value-type="float" office:value="0.943325" calcext:value-type="float">
            <text:p>0.943325</text:p>
          </table:table-cell>
          <table:table-cell table:number-columns-repeated="2" office:value-type="float" office:value="0.943456" calcext:value-type="float">
            <text:p>0.943456</text:p>
          </table:table-cell>
          <table:table-cell office:value-type="float" office:value="0.945854" calcext:value-type="float">
            <text:p>0.945854</text:p>
          </table:table-cell>
          <table:table-cell office:value-type="float" office:value="0.953353" calcext:value-type="float">
            <text:p>0.9533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39776" calcext:value-type="float">
            <text:p>0.939776</text:p>
          </table:table-cell>
          <table:table-cell office:value-type="float" office:value="0.939674" calcext:value-type="float">
            <text:p>0.939674</text:p>
          </table:table-cell>
          <table:table-cell table:number-columns-repeated="3" office:value-type="float" office:value="0.939776" calcext:value-type="float">
            <text:p>0.939776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50763" calcext:value-type="float">
            <text:p>0.950763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5381" calcext:value-type="float">
            <text:p>0.135381</text:p>
          </table:table-cell>
          <table:table-cell office:value-type="float" office:value="0.23711" calcext:value-type="float">
            <text:p>0.23711</text:p>
          </table:table-cell>
          <table:table-cell office:value-type="float" office:value="0.237881" calcext:value-type="float">
            <text:p>0.237881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0.228669" calcext:value-type="float">
            <text:p>0.228669</text:p>
          </table:table-cell>
          <table:table-cell office:value-type="float" office:value="0.229659" calcext:value-type="float">
            <text:p>0.229659</text:p>
          </table:table-cell>
          <table:table-cell office:value-type="float" office:value="0.169952" calcext:value-type="float">
            <text:p>0.169952</text:p>
          </table:table-cell>
          <table:table-cell office:value-type="float" office:value="0.132903" calcext:value-type="float">
            <text:p>0.1329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405" calcext:value-type="float">
            <text:p>0.95405</text:p>
          </table:table-cell>
          <table:table-cell table:number-columns-repeated="3" office:value-type="float" office:value="0.943369" calcext:value-type="float">
            <text:p>0.943369</text:p>
          </table:table-cell>
          <table:table-cell office:value-type="float" office:value="0.943413" calcext:value-type="float">
            <text:p>0.943413</text:p>
          </table:table-cell>
          <table:table-cell office:value-type="float" office:value="0.943456" calcext:value-type="float">
            <text:p>0.943456</text:p>
          </table:table-cell>
          <table:table-cell office:value-type="float" office:value="0.945418" calcext:value-type="float">
            <text:p>0.945418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674" calcext:value-type="float">
            <text:p>0.939674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52085" calcext:value-type="float">
            <text:p>0.95208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32484" calcext:value-type="float">
            <text:p>0.132484</text:p>
          </table:table-cell>
          <table:table-cell office:value-type="float" office:value="0.192901" calcext:value-type="float">
            <text:p>0.192901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.187121" calcext:value-type="float">
            <text:p>0.187121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0.161342" calcext:value-type="float">
            <text:p>0.161342</text:p>
          </table:table-cell>
          <table:table-cell office:value-type="float" office:value="0.165385" calcext:value-type="float">
            <text:p>0.165385</text:p>
          </table:table-cell>
          <table:table-cell office:value-type="float" office:value="0.13212" calcext:value-type="float">
            <text:p>0.132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6535" calcext:value-type="float">
            <text:p>0.956535</text:p>
          </table:table-cell>
          <table:table-cell office:value-type="float" office:value="0.94459" calcext:value-type="float">
            <text:p>0.94459</text:p>
          </table:table-cell>
          <table:table-cell office:value-type="float" office:value="0.945069" calcext:value-type="float">
            <text:p>0.945069</text:p>
          </table:table-cell>
          <table:table-cell office:value-type="float" office:value="0.944546" calcext:value-type="float">
            <text:p>0.944546</text:p>
          </table:table-cell>
          <table:table-cell office:value-type="float" office:value="0.947816" calcext:value-type="float">
            <text:p>0.947816</text:p>
          </table:table-cell>
          <table:table-cell office:value-type="float" office:value="0.947685" calcext:value-type="float">
            <text:p>0.947685</text:p>
          </table:table-cell>
          <table:table-cell office:value-type="float" office:value="0.94629" calcext:value-type="float">
            <text:p>0.94629</text:p>
          </table:table-cell>
          <table:table-cell office:value-type="float" office:value="0.956273" calcext:value-type="float">
            <text:p>0.9562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40692" calcext:value-type="float">
            <text:p>0.940692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1099" calcext:value-type="float">
            <text:p>0.941099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3235" calcext:value-type="float">
            <text:p>0.943235</text:p>
          </table:table-cell>
          <table:table-cell office:value-type="float" office:value="0.942726" calcext:value-type="float">
            <text:p>0.942726</text:p>
          </table:table-cell>
          <table:table-cell office:value-type="float" office:value="0.953408" calcext:value-type="float">
            <text:p>0.95340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14038" calcext:value-type="float">
            <text:p>0.14038</text:p>
          </table:table-cell>
          <table:table-cell office:value-type="float" office:value="0.163903" calcext:value-type="float">
            <text:p>0.163903</text:p>
          </table:table-cell>
          <table:table-cell office:value-type="float" office:value="0.165498" calcext:value-type="float">
            <text:p>0.165498</text:p>
          </table:table-cell>
          <table:table-cell office:value-type="float" office:value="0.153394" calcext:value-type="float">
            <text:p>0.153394</text:p>
          </table:table-cell>
          <table:table-cell office:value-type="float" office:value="0.161537" calcext:value-type="float">
            <text:p>0.161537</text:p>
          </table:table-cell>
          <table:table-cell office:value-type="float" office:value="0.163106" calcext:value-type="float">
            <text:p>0.163106</text:p>
          </table:table-cell>
          <table:table-cell office:value-type="float" office:value="0.169514" calcext:value-type="float">
            <text:p>0.169514</text:p>
          </table:table-cell>
          <table:table-cell office:value-type="float" office:value="0.141487" calcext:value-type="float">
            <text:p>0.1414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48557" calcext:value-type="float">
            <text:p>0.948557</text:p>
          </table:table-cell>
          <table:table-cell office:value-type="float" office:value="0.947772" calcext:value-type="float">
            <text:p>0.947772</text:p>
          </table:table-cell>
          <table:table-cell office:value-type="float" office:value="0.950214" calcext:value-type="float">
            <text:p>0.950214</text:p>
          </table:table-cell>
          <table:table-cell office:value-type="float" office:value="0.948339" calcext:value-type="float">
            <text:p>0.948339</text:p>
          </table:table-cell>
          <table:table-cell office:value-type="float" office:value="0.947511" calcext:value-type="float">
            <text:p>0.947511</text:p>
          </table:table-cell>
          <table:table-cell office:value-type="float" office:value="0.946159" calcext:value-type="float">
            <text:p>0.946159</text:p>
          </table:table-cell>
          <table:table-cell office:value-type="float" office:value="0.952393" calcext:value-type="float">
            <text:p>0.9523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7609" calcext:value-type="float">
            <text:p>0.947609</text:p>
          </table:table-cell>
          <table:table-cell office:value-type="float" office:value="0.944049" calcext:value-type="float">
            <text:p>0.944049</text:p>
          </table:table-cell>
          <table:table-cell office:value-type="float" office:value="0.943235" calcext:value-type="float">
            <text:p>0.943235</text:p>
          </table:table-cell>
          <table:table-cell office:value-type="float" office:value="0.942625" calcext:value-type="float">
            <text:p>0.942625</text:p>
          </table:table-cell>
          <table:table-cell office:value-type="float" office:value="0.950051" calcext:value-type="float">
            <text:p>0.950051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248142" calcext:value-type="float">
            <text:p>0.248142</text:p>
          </table:table-cell>
          <table:table-cell office:value-type="float" office:value="0.247267" calcext:value-type="float">
            <text:p>0.247267</text:p>
          </table:table-cell>
          <table:table-cell office:value-type="float" office:value="0.242301" calcext:value-type="float">
            <text:p>0.242301</text:p>
          </table:table-cell>
          <table:table-cell office:value-type="float" office:value="0.243329" calcext:value-type="float">
            <text:p>0.243329</text:p>
          </table:table-cell>
          <table:table-cell office:value-type="float" office:value="0.228924" calcext:value-type="float">
            <text:p>0.228924</text:p>
          </table:table-cell>
          <table:table-cell office:value-type="float" office:value="0.176276" calcext:value-type="float">
            <text:p>0.176276</text:p>
          </table:table-cell>
          <table:table-cell office:value-type="float" office:value="0.135302" calcext:value-type="float">
            <text:p>0.1353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6186" calcext:value-type="float">
            <text:p>0.956186</text:p>
          </table:table-cell>
          <table:table-cell table:number-columns-repeated="4" office:value-type="float" office:value="0.943325" calcext:value-type="float">
            <text:p>0.943325</text:p>
          </table:table-cell>
          <table:table-cell office:value-type="float" office:value="0.943456" calcext:value-type="float">
            <text:p>0.943456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4181" calcext:value-type="float">
            <text:p>0.9541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3204" calcext:value-type="float">
            <text:p>0.953204</text:p>
          </table:table-cell>
          <table:table-cell table:number-columns-repeated="4" office:value-type="float" office:value="0.939674" calcext:value-type="float">
            <text:p>0.939674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1404" calcext:value-type="float">
            <text:p>0.941404</text:p>
          </table:table-cell>
          <table:table-cell office:value-type="float" office:value="0.950966" calcext:value-type="float">
            <text:p>0.95096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139921" calcext:value-type="float">
            <text:p>0.139921</text:p>
          </table:table-cell>
          <table:table-cell office:value-type="float" office:value="0.237598" calcext:value-type="float">
            <text:p>0.237598</text:p>
          </table:table-cell>
          <table:table-cell office:value-type="float" office:value="0.234583" calcext:value-type="float">
            <text:p>0.234583</text:p>
          </table:table-cell>
          <table:table-cell office:value-type="float" office:value="0.231723" calcext:value-type="float">
            <text:p>0.231723</text:p>
          </table:table-cell>
          <table:table-cell office:value-type="float" office:value="0.231699" calcext:value-type="float">
            <text:p>0.231699</text:p>
          </table:table-cell>
          <table:table-cell office:value-type="float" office:value="0.231358" calcext:value-type="float">
            <text:p>0.231358</text:p>
          </table:table-cell>
          <table:table-cell office:value-type="float" office:value="0.187862" calcext:value-type="float">
            <text:p>0.187862</text:p>
          </table:table-cell>
          <table:table-cell office:value-type="float" office:value="0.134147" calcext:value-type="float">
            <text:p>0.1341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2699" calcext:value-type="float">
            <text:p>0.952699</text:p>
          </table:table-cell>
          <table:table-cell table:number-columns-repeated="5" office:value-type="float" office:value="0.943456" calcext:value-type="float">
            <text:p>0.943456</text:p>
          </table:table-cell>
          <table:table-cell office:value-type="float" office:value="0.944372" calcext:value-type="float">
            <text:p>0.944372</text:p>
          </table:table-cell>
          <table:table-cell office:value-type="float" office:value="0.954617" calcext:value-type="float">
            <text:p>0.9546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49746" calcext:value-type="float">
            <text:p>0.949746</text:p>
          </table:table-cell>
          <table:table-cell table:number-columns-repeated="5" office:value-type="float" office:value="0.939776" calcext:value-type="float">
            <text:p>0.939776</text:p>
          </table:table-cell>
          <table:table-cell office:value-type="float" office:value="0.941099" calcext:value-type="float">
            <text:p>0.941099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131193" calcext:value-type="float">
            <text:p>0.131193</text:p>
          </table:table-cell>
          <table:table-cell office:value-type="float" office:value="0.158262" calcext:value-type="float">
            <text:p>0.158262</text:p>
          </table:table-cell>
          <table:table-cell office:value-type="float" office:value="0.312443" calcext:value-type="float">
            <text:p>0.312443</text:p>
          </table:table-cell>
          <table:table-cell office:value-type="float" office:value="0.308165" calcext:value-type="float">
            <text:p>0.308165</text:p>
          </table:table-cell>
          <table:table-cell office:value-type="float" office:value="0.142063" calcext:value-type="float">
            <text:p>0.142063</text:p>
          </table:table-cell>
          <table:table-cell office:value-type="float" office:value="0.142138" calcext:value-type="float">
            <text:p>0.142138</text:p>
          </table:table-cell>
          <table:table-cell office:value-type="float" office:value="0.141918" calcext:value-type="float">
            <text:p>0.141918</text:p>
          </table:table-cell>
          <table:table-cell office:value-type="float" office:value="0.137523" calcext:value-type="float">
            <text:p>0.1375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6273" calcext:value-type="float">
            <text:p>0.956273</text:p>
          </table:table-cell>
          <table:table-cell office:value-type="float" office:value="0.951347" calcext:value-type="float">
            <text:p>0.951347</text:p>
          </table:table-cell>
          <table:table-cell office:value-type="float" office:value="0.899861" calcext:value-type="float">
            <text:p>0.899861</text:p>
          </table:table-cell>
          <table:table-cell office:value-type="float" office:value="0.900994" calcext:value-type="float">
            <text:p>0.900994</text:p>
          </table:table-cell>
          <table:table-cell office:value-type="float" office:value="0.954355" calcext:value-type="float">
            <text:p>0.954355</text:p>
          </table:table-cell>
          <table:table-cell office:value-type="float" office:value="0.954617" calcext:value-type="float">
            <text:p>0.954617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3788" calcext:value-type="float">
            <text:p>0.9537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897457" calcext:value-type="float">
            <text:p>0.897457</text:p>
          </table:table-cell>
          <table:table-cell office:value-type="float" office:value="0.900102" calcext:value-type="float">
            <text:p>0.900102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068" calcext:value-type="float">
            <text:p>0.951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19T21:07:55.647159731</dc:date>
    <meta:editing-duration>PT1H26M56S</meta:editing-duration>
    <meta:editing-cycles>40</meta:editing-cycles>
    <meta:generator>LibreOffice/5.1.6.2$Linux_X86_64 LibreOffice_project/10m0$Build-2</meta:generator>
    <meta:document-statistic meta:table-count="1" meta:cell-count="9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4:Sheet1.L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D5:Sheet1.D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35" chart:label-cell-address="Sheet1.E4:Sheet1.E4" chart:class="chart:line">
            <chart:data-point chart:repeated="31"/>
          </chart:series>
          <chart:series chart:style-name="ch7" chart:values-cell-range-address="Sheet1.F5:Sheet1.F35" chart:label-cell-address="Sheet1.F4:Sheet1.F4" chart:class="chart:line">
            <chart:data-point chart:repeated="31"/>
          </chart:series>
          <chart:series chart:style-name="ch8" chart:values-cell-range-address="Sheet1.G5:Sheet1.G35" chart:label-cell-address="Sheet1.G4:Sheet1.G4" chart:class="chart:line">
            <chart:data-point chart:repeated="31"/>
          </chart:series>
          <chart:series chart:style-name="ch9" chart:values-cell-range-address="Sheet1.H5:Sheet1.H35" chart:label-cell-address="Sheet1.H4:Sheet1.H4" chart:class="chart:line">
            <chart:data-point chart:repeated="31"/>
          </chart:series>
          <chart:series chart:style-name="ch10" chart:values-cell-range-address="Sheet1.I5:Sheet1.I35" chart:label-cell-address="Sheet1.I4:Sheet1.I4" chart:class="chart:line">
            <chart:data-point chart:repeated="31"/>
          </chart:series>
          <chart:series chart:style-name="ch11" chart:values-cell-range-address="Sheet1.J5:Sheet1.J35" chart:label-cell-address="Sheet1.J4:Sheet1.J4" chart:class="chart:line">
            <chart:data-point chart:repeated="31"/>
          </chart:series>
          <chart:series chart:style-name="ch12" chart:values-cell-range-address="Sheet1.K5:Sheet1.K35" chart:label-cell-address="Sheet1.K4:Sheet1.K4" chart:class="chart:line">
            <chart:data-point chart:repeated="31"/>
          </chart:series>
          <chart:series chart:style-name="ch13" chart:values-cell-range-address="Sheet1.L5:Sheet1.L35" chart:label-cell-address="Sheet1.L4:Sheet1.L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E4:Sheet1.E4</svg:desc>
                </draw:g>
              </table:table-cell>
              <table:table-cell office:value-type="string">
                <text:p>0.2790129915</text:p>
                <draw:g>
                  <svg:desc>Sheet1.F4:Sheet1.F4</svg:desc>
                </draw:g>
              </table:table-cell>
              <table:table-cell office:value-type="string">
                <text:p>0.5580259831</text:p>
                <draw:g>
                  <svg:desc>Sheet1.G4:Sheet1.G4</svg:desc>
                </draw:g>
              </table:table-cell>
              <table:table-cell office:value-type="string">
                <text:p>1.1160519662</text:p>
                <draw:g>
                  <svg:desc>Sheet1.H4:Sheet1.H4</svg:desc>
                </draw:g>
              </table:table-cell>
              <table:table-cell office:value-type="string">
                <text:p>2.2321039323</text:p>
                <draw:g>
                  <svg:desc>Sheet1.I4:Sheet1.I4</svg:desc>
                </draw:g>
              </table:table-cell>
              <table:table-cell office:value-type="string">
                <text:p>4.4642078647</text:p>
                <draw:g>
                  <svg:desc>Sheet1.J4:Sheet1.J4</svg:desc>
                </draw:g>
              </table:table-cell>
              <table:table-cell office:value-type="string">
                <text:p>8.9284157294</text:p>
                <draw:g>
                  <svg:desc>Sheet1.K4:Sheet1.K4</svg:desc>
                </draw:g>
              </table:table-cell>
              <table:table-cell office:value-type="string">
                <text:p>17.8568314587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35</svg:desc>
                </draw:g>
              </table:table-cell>
              <table:table-cell office:value-type="float" office:value="0.693299">
                <text:p>0.693299</text:p>
                <draw:g>
                  <svg:desc>Sheet1.E5:Sheet1.E35</svg:desc>
                </draw:g>
              </table:table-cell>
              <table:table-cell office:value-type="float" office:value="0.693299">
                <text:p>0.693299</text:p>
                <draw:g>
                  <svg:desc>Sheet1.F5:Sheet1.F35</svg:desc>
                </draw:g>
              </table:table-cell>
              <table:table-cell office:value-type="float" office:value="0.693299">
                <text:p>0.693299</text:p>
                <draw:g>
                  <svg:desc>Sheet1.G5:Sheet1.G35</svg:desc>
                </draw:g>
              </table:table-cell>
              <table:table-cell office:value-type="float" office:value="0.693299">
                <text:p>0.693299</text:p>
                <draw:g>
                  <svg:desc>Sheet1.H5:Sheet1.H35</svg:desc>
                </draw:g>
              </table:table-cell>
              <table:table-cell office:value-type="float" office:value="0.693299">
                <text:p>0.693299</text:p>
                <draw:g>
                  <svg:desc>Sheet1.I5:Sheet1.I35</svg:desc>
                </draw:g>
              </table:table-cell>
              <table:table-cell office:value-type="float" office:value="0.693299">
                <text:p>0.693299</text:p>
                <draw:g>
                  <svg:desc>Sheet1.J5:Sheet1.J35</svg:desc>
                </draw:g>
              </table:table-cell>
              <table:table-cell office:value-type="float" office:value="0.693299">
                <text:p>0.693299</text:p>
                <draw:g>
                  <svg:desc>Sheet1.K5:Sheet1.K35</svg:desc>
                </draw:g>
              </table:table-cell>
              <table:table-cell office:value-type="float" office:value="0.693299">
                <text:p>0.693299</text:p>
                <draw:g>
                  <svg:desc>Sheet1.L5:Sheet1.L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3444">
                <text:p>0.143444</text:p>
              </table:table-cell>
              <table:table-cell office:value-type="float" office:value="0.25558">
                <text:p>0.25558</text:p>
              </table:table-cell>
              <table:table-cell office:value-type="float" office:value="0.252977">
                <text:p>0.252977</text:p>
              </table:table-cell>
              <table:table-cell office:value-type="float" office:value="0.251138">
                <text:p>0.251138</text:p>
              </table:table-cell>
              <table:table-cell office:value-type="float" office:value="0.242229">
                <text:p>0.242229</text:p>
              </table:table-cell>
              <table:table-cell office:value-type="float" office:value="0.207182">
                <text:p>0.207182</text:p>
              </table:table-cell>
              <table:table-cell office:value-type="float" office:value="0.214531">
                <text:p>0.214531</text:p>
              </table:table-cell>
              <table:table-cell office:value-type="float" office:value="0.155732">
                <text:p>0.1557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11">
                <text:p>0.14111</text:p>
              </table:table-cell>
              <table:table-cell office:value-type="float" office:value="0.276693">
                <text:p>0.276693</text:p>
              </table:table-cell>
              <table:table-cell office:value-type="float" office:value="0.27118">
                <text:p>0.27118</text:p>
              </table:table-cell>
              <table:table-cell office:value-type="float" office:value="0.266361">
                <text:p>0.266361</text:p>
              </table:table-cell>
              <table:table-cell office:value-type="float" office:value="0.265847">
                <text:p>0.265847</text:p>
              </table:table-cell>
              <table:table-cell office:value-type="float" office:value="0.267915">
                <text:p>0.267915</text:p>
              </table:table-cell>
              <table:table-cell office:value-type="float" office:value="0.27058">
                <text:p>0.27058</text:p>
              </table:table-cell>
              <table:table-cell office:value-type="float" office:value="0.265926">
                <text:p>0.2659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0871">
                <text:p>0.140871</text:p>
              </table:table-cell>
              <table:table-cell office:value-type="float" office:value="0.171356">
                <text:p>0.171356</text:p>
              </table:table-cell>
              <table:table-cell office:value-type="float" office:value="0.165076">
                <text:p>0.165076</text:p>
              </table:table-cell>
              <table:table-cell office:value-type="float" office:value="0.166651">
                <text:p>0.166651</text:p>
              </table:table-cell>
              <table:table-cell office:value-type="float" office:value="0.172906">
                <text:p>0.172906</text:p>
              </table:table-cell>
              <table:table-cell office:value-type="float" office:value="0.175011">
                <text:p>0.175011</text:p>
              </table:table-cell>
              <table:table-cell office:value-type="float" office:value="0.18021">
                <text:p>0.18021</text:p>
              </table:table-cell>
              <table:table-cell office:value-type="float" office:value="0.138951">
                <text:p>0.1389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7131">
                <text:p>0.137131</text:p>
              </table:table-cell>
              <table:table-cell office:value-type="float" office:value="0.171751">
                <text:p>0.171751</text:p>
              </table:table-cell>
              <table:table-cell office:value-type="float" office:value="0.171727">
                <text:p>0.171727</text:p>
              </table:table-cell>
              <table:table-cell office:value-type="float" office:value="0.175074">
                <text:p>0.175074</text:p>
              </table:table-cell>
              <table:table-cell office:value-type="float" office:value="0.174761">
                <text:p>0.174761</text:p>
              </table:table-cell>
              <table:table-cell office:value-type="float" office:value="0.175444">
                <text:p>0.175444</text:p>
              </table:table-cell>
              <table:table-cell office:value-type="float" office:value="0.175717">
                <text:p>0.175717</text:p>
              </table:table-cell>
              <table:table-cell office:value-type="float" office:value="0.136629">
                <text:p>0.136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6724">
                <text:p>0.136724</text:p>
              </table:table-cell>
              <table:table-cell office:value-type="float" office:value="0.214161">
                <text:p>0.214161</text:p>
              </table:table-cell>
              <table:table-cell office:value-type="float" office:value="0.214623">
                <text:p>0.214623</text:p>
              </table:table-cell>
              <table:table-cell office:value-type="float" office:value="0.208456">
                <text:p>0.208456</text:p>
              </table:table-cell>
              <table:table-cell office:value-type="float" office:value="0.210316">
                <text:p>0.210316</text:p>
              </table:table-cell>
              <table:table-cell office:value-type="float" office:value="0.173149">
                <text:p>0.173149</text:p>
              </table:table-cell>
              <table:table-cell office:value-type="float" office:value="0.18318">
                <text:p>0.18318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661">
                <text:p>0.13661</text:p>
              </table:table-cell>
              <table:table-cell office:value-type="float" office:value="0.157028">
                <text:p>0.157028</text:p>
              </table:table-cell>
              <table:table-cell office:value-type="float" office:value="0.149852">
                <text:p>0.149852</text:p>
              </table:table-cell>
              <table:table-cell office:value-type="float" office:value="0.140065">
                <text:p>0.140065</text:p>
              </table:table-cell>
              <table:table-cell office:value-type="float" office:value="0.169988">
                <text:p>0.169988</text:p>
              </table:table-cell>
              <table:table-cell office:value-type="float" office:value="0.168995">
                <text:p>0.168995</text:p>
              </table:table-cell>
              <table:table-cell office:value-type="float" office:value="0.169146">
                <text:p>0.169146</text:p>
              </table:table-cell>
              <table:table-cell office:value-type="float" office:value="0.169611">
                <text:p>0.1696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6446">
                <text:p>0.136446</text:p>
              </table:table-cell>
              <table:table-cell office:value-type="float" office:value="0.890986">
                <text:p>0.890986</text:p>
              </table:table-cell>
              <table:table-cell office:value-type="float" office:value="0.296738">
                <text:p>0.296738</text:p>
              </table:table-cell>
              <table:table-cell office:value-type="float" office:value="0.296459">
                <text:p>0.296459</text:p>
              </table:table-cell>
              <table:table-cell office:value-type="float" office:value="0.178766">
                <text:p>0.178766</text:p>
              </table:table-cell>
              <table:table-cell office:value-type="float" office:value="0.180627">
                <text:p>0.180627</text:p>
              </table:table-cell>
              <table:table-cell office:value-type="float" office:value="0.180547">
                <text:p>0.180547</text:p>
              </table:table-cell>
              <table:table-cell office:value-type="float" office:value="0.157854">
                <text:p>0.1578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4267">
                <text:p>0.134267</text:p>
              </table:table-cell>
              <table:table-cell office:value-type="float" office:value="0.205576">
                <text:p>0.205576</text:p>
              </table:table-cell>
              <table:table-cell office:value-type="float" office:value="0.202091">
                <text:p>0.202091</text:p>
              </table:table-cell>
              <table:table-cell office:value-type="float" office:value="0.202096">
                <text:p>0.202096</text:p>
              </table:table-cell>
              <table:table-cell office:value-type="float" office:value="0.203536">
                <text:p>0.203536</text:p>
              </table:table-cell>
              <table:table-cell office:value-type="float" office:value="0.175611">
                <text:p>0.175611</text:p>
              </table:table-cell>
              <table:table-cell office:value-type="float" office:value="0.173342">
                <text:p>0.173342</text:p>
              </table:table-cell>
              <table:table-cell office:value-type="float" office:value="0.135165">
                <text:p>0.1351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5078">
                <text:p>0.135078</text:p>
              </table:table-cell>
              <table:table-cell office:value-type="float" office:value="0.233035">
                <text:p>0.233035</text:p>
              </table:table-cell>
              <table:table-cell office:value-type="float" office:value="0.23342">
                <text:p>0.23342</text:p>
              </table:table-cell>
              <table:table-cell office:value-type="float" office:value="0.228569">
                <text:p>0.228569</text:p>
              </table:table-cell>
              <table:table-cell office:value-type="float" office:value="0.21466">
                <text:p>0.21466</text:p>
              </table:table-cell>
              <table:table-cell office:value-type="float" office:value="0.186393">
                <text:p>0.186393</text:p>
              </table:table-cell>
              <table:table-cell office:value-type="float" office:value="0.184024">
                <text:p>0.184024</text:p>
              </table:table-cell>
              <table:table-cell office:value-type="float" office:value="0.136152">
                <text:p>0.1361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3698">
                <text:p>0.133698</text:p>
              </table:table-cell>
              <table:table-cell office:value-type="float" office:value="0.150731">
                <text:p>0.150731</text:p>
              </table:table-cell>
              <table:table-cell office:value-type="float" office:value="0.152595">
                <text:p>0.152595</text:p>
              </table:table-cell>
              <table:table-cell office:value-type="float" office:value="0.137182">
                <text:p>0.137182</text:p>
              </table:table-cell>
              <table:table-cell office:value-type="float" office:value="0.144415">
                <text:p>0.144415</text:p>
              </table:table-cell>
              <table:table-cell office:value-type="float" office:value="0.144835">
                <text:p>0.144835</text:p>
              </table:table-cell>
              <table:table-cell office:value-type="float" office:value="0.144516">
                <text:p>0.144516</text:p>
              </table:table-cell>
              <table:table-cell office:value-type="float" office:value="0.135187">
                <text:p>0.1351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45809">
                <text:p>0.145809</text:p>
              </table:table-cell>
              <table:table-cell office:value-type="float" office:value="0.142713">
                <text:p>0.142713</text:p>
              </table:table-cell>
              <table:table-cell office:value-type="float" office:value="0.136878">
                <text:p>0.136878</text:p>
              </table:table-cell>
              <table:table-cell office:value-type="float" office:value="0.141866">
                <text:p>0.141866</text:p>
              </table:table-cell>
              <table:table-cell office:value-type="float" office:value="0.158492">
                <text:p>0.158492</text:p>
              </table:table-cell>
              <table:table-cell office:value-type="float" office:value="0.158777">
                <text:p>0.158777</text:p>
              </table:table-cell>
              <table:table-cell office:value-type="float" office:value="0.159086">
                <text:p>0.159086</text:p>
              </table:table-cell>
              <table:table-cell office:value-type="float" office:value="0.137034">
                <text:p>0.1370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3479">
                <text:p>0.133479</text:p>
              </table:table-cell>
              <table:table-cell office:value-type="float" office:value="0.245677">
                <text:p>0.245677</text:p>
              </table:table-cell>
              <table:table-cell office:value-type="float" office:value="0.242691">
                <text:p>0.242691</text:p>
              </table:table-cell>
              <table:table-cell office:value-type="float" office:value="0.23892">
                <text:p>0.23892</text:p>
              </table:table-cell>
              <table:table-cell office:value-type="float" office:value="0.228623">
                <text:p>0.228623</text:p>
              </table:table-cell>
              <table:table-cell office:value-type="float" office:value="0.226011">
                <text:p>0.226011</text:p>
              </table:table-cell>
              <table:table-cell office:value-type="float" office:value="0.176645">
                <text:p>0.176645</text:p>
              </table:table-cell>
              <table:table-cell office:value-type="float" office:value="0.143081">
                <text:p>0.1430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3445">
                <text:p>0.133445</text:p>
              </table:table-cell>
              <table:table-cell office:value-type="float" office:value="0.165157">
                <text:p>0.165157</text:p>
              </table:table-cell>
              <table:table-cell office:value-type="float" office:value="0.169777">
                <text:p>0.169777</text:p>
              </table:table-cell>
              <table:table-cell office:value-type="float" office:value="0.166578">
                <text:p>0.166578</text:p>
              </table:table-cell>
              <table:table-cell office:value-type="float" office:value="0.166508">
                <text:p>0.166508</text:p>
              </table:table-cell>
              <table:table-cell office:value-type="float" office:value="0.167796">
                <text:p>0.167796</text:p>
              </table:table-cell>
              <table:table-cell office:value-type="float" office:value="0.1695">
                <text:p>0.1695</text:p>
              </table:table-cell>
              <table:table-cell office:value-type="float" office:value="0.141246">
                <text:p>0.1412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9507">
                <text:p>0.139507</text:p>
              </table:table-cell>
              <table:table-cell office:value-type="float" office:value="0.883743">
                <text:p>0.883743</text:p>
              </table:table-cell>
              <table:table-cell office:value-type="float" office:value="0.362721">
                <text:p>0.362721</text:p>
              </table:table-cell>
              <table:table-cell office:value-type="float" office:value="0.363086">
                <text:p>0.363086</text:p>
              </table:table-cell>
              <table:table-cell office:value-type="float" office:value="0.213499">
                <text:p>0.213499</text:p>
              </table:table-cell>
              <table:table-cell office:value-type="float" office:value="0.212557">
                <text:p>0.212557</text:p>
              </table:table-cell>
              <table:table-cell office:value-type="float" office:value="0.211836">
                <text:p>0.211836</text:p>
              </table:table-cell>
              <table:table-cell office:value-type="float" office:value="0.134472">
                <text:p>0.1344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7205">
                <text:p>0.137205</text:p>
              </table:table-cell>
              <table:table-cell office:value-type="float" office:value="0.198438">
                <text:p>0.198438</text:p>
              </table:table-cell>
              <table:table-cell office:value-type="float" office:value="0.194989">
                <text:p>0.194989</text:p>
              </table:table-cell>
              <table:table-cell office:value-type="float" office:value="0.188959">
                <text:p>0.188959</text:p>
              </table:table-cell>
              <table:table-cell office:value-type="float" office:value="0.177042">
                <text:p>0.177042</text:p>
              </table:table-cell>
              <table:table-cell office:value-type="float" office:value="0.173786">
                <text:p>0.173786</text:p>
              </table:table-cell>
              <table:table-cell office:value-type="float" office:value="0.175516">
                <text:p>0.175516</text:p>
              </table:table-cell>
              <table:table-cell office:value-type="float" office:value="0.133341">
                <text:p>0.1333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266">
                <text:p>0.13266</text:p>
              </table:table-cell>
              <table:table-cell office:value-type="float" office:value="0.152231">
                <text:p>0.152231</text:p>
              </table:table-cell>
              <table:table-cell office:value-type="float" office:value="0.15503">
                <text:p>0.15503</text:p>
              </table:table-cell>
              <table:table-cell office:value-type="float" office:value="0.136514">
                <text:p>0.136514</text:p>
              </table:table-cell>
              <table:table-cell office:value-type="float" office:value="0.143487">
                <text:p>0.143487</text:p>
              </table:table-cell>
              <table:table-cell office:value-type="float" office:value="0.143178">
                <text:p>0.143178</text:p>
              </table:table-cell>
              <table:table-cell office:value-type="float" office:value="0.143017">
                <text:p>0.143017</text:p>
              </table:table-cell>
              <table:table-cell office:value-type="float" office:value="0.133214">
                <text:p>0.1332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291">
                <text:p>0.13291</text:p>
              </table:table-cell>
              <table:table-cell office:value-type="float" office:value="0.803242">
                <text:p>0.803242</text:p>
              </table:table-cell>
              <table:table-cell office:value-type="float" office:value="0.400787">
                <text:p>0.400787</text:p>
              </table:table-cell>
              <table:table-cell office:value-type="float" office:value="0.405076">
                <text:p>0.405076</text:p>
              </table:table-cell>
              <table:table-cell office:value-type="float" office:value="0.176275">
                <text:p>0.176275</text:p>
              </table:table-cell>
              <table:table-cell office:value-type="float" office:value="0.175983">
                <text:p>0.175983</text:p>
              </table:table-cell>
              <table:table-cell office:value-type="float" office:value="0.175965">
                <text:p>0.175965</text:p>
              </table:table-cell>
              <table:table-cell office:value-type="float" office:value="0.151406">
                <text:p>0.1514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6607">
                <text:p>0.136607</text:p>
              </table:table-cell>
              <table:table-cell office:value-type="float" office:value="0.203092">
                <text:p>0.203092</text:p>
              </table:table-cell>
              <table:table-cell office:value-type="float" office:value="0.20349">
                <text:p>0.20349</text:p>
              </table:table-cell>
              <table:table-cell office:value-type="float" office:value="0.204368">
                <text:p>0.204368</text:p>
              </table:table-cell>
              <table:table-cell office:value-type="float" office:value="0.205117">
                <text:p>0.205117</text:p>
              </table:table-cell>
              <table:table-cell office:value-type="float" office:value="0.171117">
                <text:p>0.171117</text:p>
              </table:table-cell>
              <table:table-cell office:value-type="float" office:value="0.16031">
                <text:p>0.16031</text:p>
              </table:table-cell>
              <table:table-cell office:value-type="float" office:value="0.145072">
                <text:p>0.1450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4884">
                <text:p>0.134884</text:p>
              </table:table-cell>
              <table:table-cell office:value-type="float" office:value="0.254312">
                <text:p>0.254312</text:p>
              </table:table-cell>
              <table:table-cell office:value-type="float" office:value="0.253604">
                <text:p>0.253604</text:p>
              </table:table-cell>
              <table:table-cell office:value-type="float" office:value="0.254699">
                <text:p>0.254699</text:p>
              </table:table-cell>
              <table:table-cell office:value-type="float" office:value="0.253868">
                <text:p>0.253868</text:p>
              </table:table-cell>
              <table:table-cell office:value-type="float" office:value="0.256119">
                <text:p>0.256119</text:p>
              </table:table-cell>
              <table:table-cell office:value-type="float" office:value="0.258488">
                <text:p>0.258488</text:p>
              </table:table-cell>
              <table:table-cell office:value-type="float" office:value="0.256529">
                <text:p>0.2565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8691">
                <text:p>0.138691</text:p>
              </table:table-cell>
              <table:table-cell office:value-type="float" office:value="0.805592">
                <text:p>0.805592</text:p>
              </table:table-cell>
              <table:table-cell office:value-type="float" office:value="0.354362">
                <text:p>0.354362</text:p>
              </table:table-cell>
              <table:table-cell office:value-type="float" office:value="0.360175">
                <text:p>0.360175</text:p>
              </table:table-cell>
              <table:table-cell office:value-type="float" office:value="0.20675">
                <text:p>0.20675</text:p>
              </table:table-cell>
              <table:table-cell office:value-type="float" office:value="0.206589">
                <text:p>0.206589</text:p>
              </table:table-cell>
              <table:table-cell office:value-type="float" office:value="0.20645">
                <text:p>0.20645</text:p>
              </table:table-cell>
              <table:table-cell office:value-type="float" office:value="0.164777">
                <text:p>0.1647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2724">
                <text:p>0.132724</text:p>
              </table:table-cell>
              <table:table-cell office:value-type="float" office:value="0.174596">
                <text:p>0.174596</text:p>
              </table:table-cell>
              <table:table-cell office:value-type="float" office:value="0.174758">
                <text:p>0.174758</text:p>
              </table:table-cell>
              <table:table-cell office:value-type="float" office:value="0.164641">
                <text:p>0.164641</text:p>
              </table:table-cell>
              <table:table-cell office:value-type="float" office:value="0.165495">
                <text:p>0.165495</text:p>
              </table:table-cell>
              <table:table-cell office:value-type="float" office:value="0.168621">
                <text:p>0.168621</text:p>
              </table:table-cell>
              <table:table-cell office:value-type="float" office:value="0.175814">
                <text:p>0.175814</text:p>
              </table:table-cell>
              <table:table-cell office:value-type="float" office:value="0.132389">
                <text:p>0.1323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3117">
                <text:p>0.133117</text:p>
              </table:table-cell>
              <table:table-cell office:value-type="float" office:value="0.172493">
                <text:p>0.172493</text:p>
              </table:table-cell>
              <table:table-cell office:value-type="float" office:value="0.166157">
                <text:p>0.166157</text:p>
              </table:table-cell>
              <table:table-cell office:value-type="float" office:value="0.155082">
                <text:p>0.155082</text:p>
              </table:table-cell>
              <table:table-cell office:value-type="float" office:value="0.156824">
                <text:p>0.156824</text:p>
              </table:table-cell>
              <table:table-cell office:value-type="float" office:value="0.153593">
                <text:p>0.153593</text:p>
              </table:table-cell>
              <table:table-cell office:value-type="float" office:value="0.155504">
                <text:p>0.155504</text:p>
              </table:table-cell>
              <table:table-cell office:value-type="float" office:value="0.153915">
                <text:p>0.1539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1906">
                <text:p>0.131906</text:p>
              </table:table-cell>
              <table:table-cell office:value-type="float" office:value="1.39759">
                <text:p>1.39759</text:p>
              </table:table-cell>
              <table:table-cell office:value-type="float" office:value="1.39106">
                <text:p>1.39106</text:p>
              </table:table-cell>
              <table:table-cell office:value-type="float" office:value="1.54196">
                <text:p>1.54196</text:p>
              </table:table-cell>
              <table:table-cell office:value-type="float" office:value="0.391347">
                <text:p>0.391347</text:p>
              </table:table-cell>
              <table:table-cell office:value-type="float" office:value="0.391295">
                <text:p>0.391295</text:p>
              </table:table-cell>
              <table:table-cell office:value-type="float" office:value="0.389814">
                <text:p>0.389814</text:p>
              </table:table-cell>
              <table:table-cell office:value-type="float" office:value="0.161272">
                <text:p>0.1612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662">
                <text:p>0.140662</text:p>
              </table:table-cell>
              <table:table-cell office:value-type="float" office:value="0.241415">
                <text:p>0.241415</text:p>
              </table:table-cell>
              <table:table-cell office:value-type="float" office:value="0.241389">
                <text:p>0.241389</text:p>
              </table:table-cell>
              <table:table-cell office:value-type="float" office:value="0.238625">
                <text:p>0.238625</text:p>
              </table:table-cell>
              <table:table-cell office:value-type="float" office:value="0.229415">
                <text:p>0.229415</text:p>
              </table:table-cell>
              <table:table-cell office:value-type="float" office:value="0.227951">
                <text:p>0.227951</text:p>
              </table:table-cell>
              <table:table-cell office:value-type="float" office:value="0.171028">
                <text:p>0.171028</text:p>
              </table:table-cell>
              <table:table-cell office:value-type="float" office:value="0.135777">
                <text:p>0.1357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5381">
                <text:p>0.135381</text:p>
              </table:table-cell>
              <table:table-cell office:value-type="float" office:value="0.23711">
                <text:p>0.23711</text:p>
              </table:table-cell>
              <table:table-cell office:value-type="float" office:value="0.237881">
                <text:p>0.237881</text:p>
              </table:table-cell>
              <table:table-cell office:value-type="float" office:value="0.237911">
                <text:p>0.237911</text:p>
              </table:table-cell>
              <table:table-cell office:value-type="float" office:value="0.228669">
                <text:p>0.228669</text:p>
              </table:table-cell>
              <table:table-cell office:value-type="float" office:value="0.229659">
                <text:p>0.229659</text:p>
              </table:table-cell>
              <table:table-cell office:value-type="float" office:value="0.169952">
                <text:p>0.169952</text:p>
              </table:table-cell>
              <table:table-cell office:value-type="float" office:value="0.132903">
                <text:p>0.1329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2484">
                <text:p>0.132484</text:p>
              </table:table-cell>
              <table:table-cell office:value-type="float" office:value="0.192901">
                <text:p>0.192901</text:p>
              </table:table-cell>
              <table:table-cell office:value-type="float" office:value="0.18612">
                <text:p>0.18612</text:p>
              </table:table-cell>
              <table:table-cell office:value-type="float" office:value="0.187121">
                <text:p>0.187121</text:p>
              </table:table-cell>
              <table:table-cell office:value-type="float" office:value="0.162103">
                <text:p>0.162103</text:p>
              </table:table-cell>
              <table:table-cell office:value-type="float" office:value="0.161342">
                <text:p>0.161342</text:p>
              </table:table-cell>
              <table:table-cell office:value-type="float" office:value="0.165385">
                <text:p>0.165385</text:p>
              </table:table-cell>
              <table:table-cell office:value-type="float" office:value="0.13212">
                <text:p>0.132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4038">
                <text:p>0.14038</text:p>
              </table:table-cell>
              <table:table-cell office:value-type="float" office:value="0.163903">
                <text:p>0.163903</text:p>
              </table:table-cell>
              <table:table-cell office:value-type="float" office:value="0.165498">
                <text:p>0.165498</text:p>
              </table:table-cell>
              <table:table-cell office:value-type="float" office:value="0.153394">
                <text:p>0.153394</text:p>
              </table:table-cell>
              <table:table-cell office:value-type="float" office:value="0.161537">
                <text:p>0.161537</text:p>
              </table:table-cell>
              <table:table-cell office:value-type="float" office:value="0.163106">
                <text:p>0.163106</text:p>
              </table:table-cell>
              <table:table-cell office:value-type="float" office:value="0.169514">
                <text:p>0.169514</text:p>
              </table:table-cell>
              <table:table-cell office:value-type="float" office:value="0.141487">
                <text:p>0.1414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4093">
                <text:p>0.134093</text:p>
              </table:table-cell>
              <table:table-cell office:value-type="float" office:value="0.248142">
                <text:p>0.248142</text:p>
              </table:table-cell>
              <table:table-cell office:value-type="float" office:value="0.247267">
                <text:p>0.247267</text:p>
              </table:table-cell>
              <table:table-cell office:value-type="float" office:value="0.242301">
                <text:p>0.242301</text:p>
              </table:table-cell>
              <table:table-cell office:value-type="float" office:value="0.243329">
                <text:p>0.243329</text:p>
              </table:table-cell>
              <table:table-cell office:value-type="float" office:value="0.228924">
                <text:p>0.228924</text:p>
              </table:table-cell>
              <table:table-cell office:value-type="float" office:value="0.176276">
                <text:p>0.176276</text:p>
              </table:table-cell>
              <table:table-cell office:value-type="float" office:value="0.135302">
                <text:p>0.1353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9921">
                <text:p>0.139921</text:p>
              </table:table-cell>
              <table:table-cell office:value-type="float" office:value="0.237598">
                <text:p>0.237598</text:p>
              </table:table-cell>
              <table:table-cell office:value-type="float" office:value="0.234583">
                <text:p>0.234583</text:p>
              </table:table-cell>
              <table:table-cell office:value-type="float" office:value="0.231723">
                <text:p>0.231723</text:p>
              </table:table-cell>
              <table:table-cell office:value-type="float" office:value="0.231699">
                <text:p>0.231699</text:p>
              </table:table-cell>
              <table:table-cell office:value-type="float" office:value="0.231358">
                <text:p>0.231358</text:p>
              </table:table-cell>
              <table:table-cell office:value-type="float" office:value="0.187862">
                <text:p>0.187862</text:p>
              </table:table-cell>
              <table:table-cell office:value-type="float" office:value="0.134147">
                <text:p>0.1341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1193">
                <text:p>0.131193</text:p>
              </table:table-cell>
              <table:table-cell office:value-type="float" office:value="0.158262">
                <text:p>0.158262</text:p>
              </table:table-cell>
              <table:table-cell office:value-type="float" office:value="0.312443">
                <text:p>0.312443</text:p>
              </table:table-cell>
              <table:table-cell office:value-type="float" office:value="0.308165">
                <text:p>0.308165</text:p>
              </table:table-cell>
              <table:table-cell office:value-type="float" office:value="0.142063">
                <text:p>0.142063</text:p>
              </table:table-cell>
              <table:table-cell office:value-type="float" office:value="0.142138">
                <text:p>0.142138</text:p>
              </table:table-cell>
              <table:table-cell office:value-type="float" office:value="0.141918">
                <text:p>0.141918</text:p>
              </table:table-cell>
              <table:table-cell office:value-type="float" office:value="0.137523">
                <text:p>0.137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N4:Sheet1.V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N5:Sheet1.N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35" chart:label-cell-address="Sheet1.O4:Sheet1.O4" chart:class="chart:line">
            <chart:data-point chart:repeated="31"/>
          </chart:series>
          <chart:series chart:style-name="ch7" chart:values-cell-range-address="Sheet1.P5:Sheet1.P35" chart:label-cell-address="Sheet1.P4:Sheet1.P4" chart:class="chart:line">
            <chart:data-point chart:repeated="31"/>
          </chart:series>
          <chart:series chart:style-name="ch8" chart:values-cell-range-address="Sheet1.Q5:Sheet1.Q35" chart:label-cell-address="Sheet1.Q4:Sheet1.Q4" chart:class="chart:line">
            <chart:data-point chart:repeated="31"/>
          </chart:series>
          <chart:series chart:style-name="ch9" chart:values-cell-range-address="Sheet1.R5:Sheet1.R35" chart:label-cell-address="Sheet1.R4:Sheet1.R4" chart:class="chart:line">
            <chart:data-point chart:repeated="31"/>
          </chart:series>
          <chart:series chart:style-name="ch10" chart:values-cell-range-address="Sheet1.S5:Sheet1.S35" chart:label-cell-address="Sheet1.S4:Sheet1.S4" chart:class="chart:line">
            <chart:data-point chart:repeated="31"/>
          </chart:series>
          <chart:series chart:style-name="ch11" chart:values-cell-range-address="Sheet1.T5:Sheet1.T35" chart:label-cell-address="Sheet1.T4:Sheet1.T4" chart:class="chart:line">
            <chart:data-point chart:repeated="31"/>
          </chart:series>
          <chart:series chart:style-name="ch12" chart:values-cell-range-address="Sheet1.U5:Sheet1.U35" chart:label-cell-address="Sheet1.U4:Sheet1.U4" chart:class="chart:line">
            <chart:data-point chart:repeated="31"/>
          </chart:series>
          <chart:series chart:style-name="ch13" chart:values-cell-range-address="Sheet1.V5:Sheet1.V35" chart:label-cell-address="Sheet1.V4:Sheet1.V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O4:Sheet1.O4</svg:desc>
                </draw:g>
              </table:table-cell>
              <table:table-cell office:value-type="string">
                <text:p>0.2790129915</text:p>
                <draw:g>
                  <svg:desc>Sheet1.P4:Sheet1.P4</svg:desc>
                </draw:g>
              </table:table-cell>
              <table:table-cell office:value-type="string">
                <text:p>0.5580259831</text:p>
                <draw:g>
                  <svg:desc>Sheet1.Q4:Sheet1.Q4</svg:desc>
                </draw:g>
              </table:table-cell>
              <table:table-cell office:value-type="string">
                <text:p>1.1160519662</text:p>
                <draw:g>
                  <svg:desc>Sheet1.R4:Sheet1.R4</svg:desc>
                </draw:g>
              </table:table-cell>
              <table:table-cell office:value-type="string">
                <text:p>2.2321039323</text:p>
                <draw:g>
                  <svg:desc>Sheet1.S4:Sheet1.S4</svg:desc>
                </draw:g>
              </table:table-cell>
              <table:table-cell office:value-type="string">
                <text:p>4.4642078647</text:p>
                <draw:g>
                  <svg:desc>Sheet1.T4:Sheet1.T4</svg:desc>
                </draw:g>
              </table:table-cell>
              <table:table-cell office:value-type="string">
                <text:p>8.9284157294</text:p>
                <draw:g>
                  <svg:desc>Sheet1.U4:Sheet1.U4</svg:desc>
                </draw:g>
              </table:table-cell>
              <table:table-cell office:value-type="string">
                <text:p>17.8568314587</text:p>
                <draw:g>
                  <svg:desc>Sheet1.V4:Sheet1.V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N5:Sheet1.N35</svg:desc>
                </draw:g>
              </table:table-cell>
              <table:table-cell office:value-type="float" office:value="0">
                <text:p>0</text:p>
                <draw:g>
                  <svg:desc>Sheet1.O5:Sheet1.O35</svg:desc>
                </draw:g>
              </table:table-cell>
              <table:table-cell office:value-type="float" office:value="0">
                <text:p>0</text:p>
                <draw:g>
                  <svg:desc>Sheet1.P5:Sheet1.P35</svg:desc>
                </draw:g>
              </table:table-cell>
              <table:table-cell office:value-type="float" office:value="0">
                <text:p>0</text:p>
                <draw:g>
                  <svg:desc>Sheet1.Q5:Sheet1.Q35</svg:desc>
                </draw:g>
              </table:table-cell>
              <table:table-cell office:value-type="float" office:value="0">
                <text:p>0</text:p>
                <draw:g>
                  <svg:desc>Sheet1.R5:Sheet1.R35</svg:desc>
                </draw:g>
              </table:table-cell>
              <table:table-cell office:value-type="float" office:value="0">
                <text:p>0</text:p>
                <draw:g>
                  <svg:desc>Sheet1.S5:Sheet1.S35</svg:desc>
                </draw:g>
              </table:table-cell>
              <table:table-cell office:value-type="float" office:value="0">
                <text:p>0</text:p>
                <draw:g>
                  <svg:desc>Sheet1.T5:Sheet1.T35</svg:desc>
                </draw:g>
              </table:table-cell>
              <table:table-cell office:value-type="float" office:value="0">
                <text:p>0</text:p>
                <draw:g>
                  <svg:desc>Sheet1.U5:Sheet1.U35</svg:desc>
                </draw:g>
              </table:table-cell>
              <table:table-cell office:value-type="float" office:value="0">
                <text:p>0</text:p>
                <draw:g>
                  <svg:desc>Sheet1.V5:Sheet1.V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2655">
                <text:p>0.952655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631">
                <text:p>0.943631</text:p>
              </table:table-cell>
              <table:table-cell office:value-type="float" office:value="0.944023">
                <text:p>0.944023</text:p>
              </table:table-cell>
              <table:table-cell office:value-type="float" office:value="0.943979">
                <text:p>0.943979</text:p>
              </table:table-cell>
              <table:table-cell office:value-type="float" office:value="0.949167">
                <text:p>0.9491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2263">
                <text:p>0.952263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238">
                <text:p>0.9432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2088">
                <text:p>0.952088</text:p>
              </table:table-cell>
              <table:table-cell office:value-type="float" office:value="0.94738">
                <text:p>0.94738</text:p>
              </table:table-cell>
              <table:table-cell office:value-type="float" office:value="0.948557">
                <text:p>0.948557</text:p>
              </table:table-cell>
              <table:table-cell office:value-type="float" office:value="0.948383">
                <text:p>0.948383</text:p>
              </table:table-cell>
              <table:table-cell office:value-type="float" office:value="0.94738">
                <text:p>0.94738</text:p>
              </table:table-cell>
              <table:table-cell office:value-type="float" office:value="0.947118">
                <text:p>0.947118</text:p>
              </table:table-cell>
              <table:table-cell office:value-type="float" office:value="0.946726">
                <text:p>0.946726</text:p>
              </table:table-cell>
              <table:table-cell office:value-type="float" office:value="0.952175">
                <text:p>0.952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4486">
                <text:p>0.954486</text:p>
              </table:table-cell>
              <table:table-cell office:value-type="float" office:value="0.947031">
                <text:p>0.947031</text:p>
              </table:table-cell>
              <table:table-cell office:value-type="float" office:value="0.947031">
                <text:p>0.947031</text:p>
              </table:table-cell>
              <table:table-cell office:value-type="float" office:value="0.947031">
                <text:p>0.947031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508">
                <text:p>0.946508</text:p>
              </table:table-cell>
              <table:table-cell office:value-type="float" office:value="0.946377">
                <text:p>0.946377</text:p>
              </table:table-cell>
              <table:table-cell office:value-type="float" office:value="0.953091">
                <text:p>0.9530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3309">
                <text:p>0.953309</text:p>
              </table:table-cell>
              <table:table-cell office:value-type="float" office:value="0.944241">
                <text:p>0.944241</text:p>
              </table:table-cell>
              <table:table-cell office:value-type="float" office:value="0.944241">
                <text:p>0.944241</text:p>
              </table:table-cell>
              <table:table-cell office:value-type="float" office:value="0.944459">
                <text:p>0.944459</text:p>
              </table:table-cell>
              <table:table-cell office:value-type="float" office:value="0.944241">
                <text:p>0.944241</text:p>
              </table:table-cell>
              <table:table-cell office:value-type="float" office:value="0.947205">
                <text:p>0.947205</text:p>
              </table:table-cell>
              <table:table-cell office:value-type="float" office:value="0.946159">
                <text:p>0.946159</text:p>
              </table:table-cell>
              <table:table-cell office:value-type="float" office:value="0.950475">
                <text:p>0.9504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3091">
                <text:p>0.953091</text:p>
              </table:table-cell>
              <table:table-cell office:value-type="float" office:value="0.949211">
                <text:p>0.949211</text:p>
              </table:table-cell>
              <table:table-cell office:value-type="float" office:value="0.949996">
                <text:p>0.949996</text:p>
              </table:table-cell>
              <table:table-cell office:value-type="float" office:value="0.95187">
                <text:p>0.95187</text:p>
              </table:table-cell>
              <table:table-cell office:value-type="float" office:value="0.951434">
                <text:p>0.951434</text:p>
              </table:table-cell>
              <table:table-cell office:value-type="float" office:value="0.951434">
                <text:p>0.951434</text:p>
              </table:table-cell>
              <table:table-cell office:value-type="float" office:value="0.951478">
                <text:p>0.951478</text:p>
              </table:table-cell>
              <table:table-cell office:value-type="float" office:value="0.950824">
                <text:p>0.950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4617">
                <text:p>0.954617</text:p>
              </table:table-cell>
              <table:table-cell office:value-type="float" office:value="0.492502">
                <text:p>0.492502</text:p>
              </table:table-cell>
              <table:table-cell office:value-type="float" office:value="0.915424">
                <text:p>0.915424</text:p>
              </table:table-cell>
              <table:table-cell office:value-type="float" office:value="0.914421">
                <text:p>0.914421</text:p>
              </table:table-cell>
              <table:table-cell office:value-type="float" office:value="0.949255">
                <text:p>0.949255</text:p>
              </table:table-cell>
              <table:table-cell office:value-type="float" office:value="0.948993">
                <text:p>0.948993</text:p>
              </table:table-cell>
              <table:table-cell office:value-type="float" office:value="0.948644">
                <text:p>0.948644</text:p>
              </table:table-cell>
              <table:table-cell office:value-type="float" office:value="0.953614">
                <text:p>0.9536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4966">
                <text:p>0.954966</text:p>
              </table:table-cell>
              <table:table-cell office:value-type="float" office:value="0.944677">
                <text:p>0.944677</text:p>
              </table:table-cell>
              <table:table-cell office:value-type="float" office:value="0.944721">
                <text:p>0.944721</text:p>
              </table:table-cell>
              <table:table-cell office:value-type="float" office:value="0.944677">
                <text:p>0.944677</text:p>
              </table:table-cell>
              <table:table-cell office:value-type="float" office:value="0.944851">
                <text:p>0.944851</text:p>
              </table:table-cell>
              <table:table-cell office:value-type="float" office:value="0.9469">
                <text:p>0.9469</text:p>
              </table:table-cell>
              <table:table-cell office:value-type="float" office:value="0.947118">
                <text:p>0.947118</text:p>
              </table:table-cell>
              <table:table-cell office:value-type="float" office:value="0.954006">
                <text:p>0.954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4966">
                <text:p>0.954966</text:p>
              </table:table-cell>
              <table:table-cell office:value-type="float" office:value="0.943718">
                <text:p>0.943718</text:p>
              </table:table-cell>
              <table:table-cell office:value-type="float" office:value="0.943718">
                <text:p>0.943718</text:p>
              </table:table-cell>
              <table:table-cell office:value-type="float" office:value="0.943849">
                <text:p>0.943849</text:p>
              </table:table-cell>
              <table:table-cell office:value-type="float" office:value="0.944459">
                <text:p>0.944459</text:p>
              </table:table-cell>
              <table:table-cell office:value-type="float" office:value="0.945985">
                <text:p>0.945985</text:p>
              </table:table-cell>
              <table:table-cell office:value-type="float" office:value="0.945941">
                <text:p>0.945941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4922">
                <text:p>0.954922</text:p>
              </table:table-cell>
              <table:table-cell office:value-type="float" office:value="0.950693">
                <text:p>0.950693</text:p>
              </table:table-cell>
              <table:table-cell office:value-type="float" office:value="0.950257">
                <text:p>0.950257</text:p>
              </table:table-cell>
              <table:table-cell office:value-type="float" office:value="0.953047">
                <text:p>0.953047</text:p>
              </table:table-cell>
              <table:table-cell office:value-type="float" office:value="0.955009">
                <text:p>0.955009</text:p>
              </table:table-cell>
              <table:table-cell office:value-type="float" office:value="0.95466">
                <text:p>0.95466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184">
                <text:p>0.9551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347">
                <text:p>0.951347</text:p>
              </table:table-cell>
              <table:table-cell office:value-type="float" office:value="0.951696">
                <text:p>0.951696</text:p>
              </table:table-cell>
              <table:table-cell office:value-type="float" office:value="0.953004">
                <text:p>0.953004</text:p>
              </table:table-cell>
              <table:table-cell office:value-type="float" office:value="0.951957">
                <text:p>0.951957</text:p>
              </table:table-cell>
              <table:table-cell office:value-type="float" office:value="0.953353">
                <text:p>0.953353</text:p>
              </table:table-cell>
              <table:table-cell office:value-type="float" office:value="0.953135">
                <text:p>0.953135</text:p>
              </table:table-cell>
              <table:table-cell office:value-type="float" office:value="0.952742">
                <text:p>0.952742</text:p>
              </table:table-cell>
              <table:table-cell office:value-type="float" office:value="0.955794">
                <text:p>0.9557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575">
                <text:p>0.95575</text:p>
              </table:table-cell>
              <table:table-cell office:value-type="float" office:value="0.943413">
                <text:p>0.943413</text:p>
              </table:table-cell>
              <table:table-cell office:value-type="float" office:value="0.943413">
                <text:p>0.943413</text:p>
              </table:table-cell>
              <table:table-cell office:value-type="float" office:value="0.9435">
                <text:p>0.9435</text:p>
              </table:table-cell>
              <table:table-cell office:value-type="float" office:value="0.943543">
                <text:p>0.943543</text:p>
              </table:table-cell>
              <table:table-cell office:value-type="float" office:value="0.943631">
                <text:p>0.943631</text:p>
              </table:table-cell>
              <table:table-cell office:value-type="float" office:value="0.946552">
                <text:p>0.946552</text:p>
              </table:table-cell>
              <table:table-cell office:value-type="float" office:value="0.952045">
                <text:p>0.9520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4486">
                <text:p>0.954486</text:p>
              </table:table-cell>
              <table:table-cell office:value-type="float" office:value="0.947598">
                <text:p>0.947598</text:p>
              </table:table-cell>
              <table:table-cell office:value-type="float" office:value="0.947205">
                <text:p>0.947205</text:p>
              </table:table-cell>
              <table:table-cell office:value-type="float" office:value="0.947729">
                <text:p>0.947729</text:p>
              </table:table-cell>
              <table:table-cell office:value-type="float" office:value="0.947772">
                <text:p>0.947772</text:p>
              </table:table-cell>
              <table:table-cell office:value-type="float" office:value="0.947511">
                <text:p>0.947511</text:p>
              </table:table-cell>
              <table:table-cell office:value-type="float" office:value="0.946988">
                <text:p>0.946988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532">
                <text:p>0.955532</text:p>
              </table:table-cell>
              <table:table-cell office:value-type="float" office:value="0.499869">
                <text:p>0.499869</text:p>
              </table:table-cell>
              <table:table-cell office:value-type="float" office:value="0.881332">
                <text:p>0.881332</text:p>
              </table:table-cell>
              <table:table-cell office:value-type="float" office:value="0.882291">
                <text:p>0.882291</text:p>
              </table:table-cell>
              <table:table-cell office:value-type="float" office:value="0.938268">
                <text:p>0.938268</text:p>
              </table:table-cell>
              <table:table-cell office:value-type="float" office:value="0.93853">
                <text:p>0.93853</text:p>
              </table:table-cell>
              <table:table-cell office:value-type="float" office:value="0.938704">
                <text:p>0.938704</text:p>
              </table:table-cell>
              <table:table-cell office:value-type="float" office:value="0.955707">
                <text:p>0.9557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344">
                <text:p>0.95344</text:p>
              </table:table-cell>
              <table:table-cell office:value-type="float" office:value="0.944939">
                <text:p>0.944939</text:p>
              </table:table-cell>
              <table:table-cell office:value-type="float" office:value="0.945157">
                <text:p>0.945157</text:p>
              </table:table-cell>
              <table:table-cell office:value-type="float" office:value="0.945374">
                <text:p>0.945374</text:p>
              </table:table-cell>
              <table:table-cell office:value-type="float" office:value="0.946857">
                <text:p>0.946857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246">
                <text:p>0.946246</text:p>
              </table:table-cell>
              <table:table-cell office:value-type="float" office:value="0.956012">
                <text:p>0.9560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5881">
                <text:p>0.955881</text:p>
              </table:table-cell>
              <table:table-cell office:value-type="float" office:value="0.949734">
                <text:p>0.949734</text:p>
              </table:table-cell>
              <table:table-cell office:value-type="float" office:value="0.948993">
                <text:p>0.948993</text:p>
              </table:table-cell>
              <table:table-cell office:value-type="float" office:value="0.952873">
                <text:p>0.952873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009">
                <text:p>0.955009</text:p>
              </table:table-cell>
              <table:table-cell office:value-type="float" office:value="0.955184">
                <text:p>0.955184</text:p>
              </table:table-cell>
              <table:table-cell office:value-type="float" office:value="0.955707">
                <text:p>0.9557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5968">
                <text:p>0.955968</text:p>
              </table:table-cell>
              <table:table-cell office:value-type="float" office:value="0.564783">
                <text:p>0.564783</text:p>
              </table:table-cell>
              <table:table-cell office:value-type="float" office:value="0.857921">
                <text:p>0.857921</text:p>
              </table:table-cell>
              <table:table-cell office:value-type="float" office:value="0.856308">
                <text:p>0.856308</text:p>
              </table:table-cell>
              <table:table-cell office:value-type="float" office:value="0.947903">
                <text:p>0.947903</text:p>
              </table:table-cell>
              <table:table-cell office:value-type="float" office:value="0.948208">
                <text:p>0.948208</text:p>
              </table:table-cell>
              <table:table-cell office:value-type="float" office:value="0.948121">
                <text:p>0.948121</text:p>
              </table:table-cell>
              <table:table-cell office:value-type="float" office:value="0.95344">
                <text:p>0.953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357">
                <text:p>0.95357</text:p>
              </table:table-cell>
              <table:table-cell office:value-type="float" office:value="0.944285">
                <text:p>0.944285</text:p>
              </table:table-cell>
              <table:table-cell office:value-type="float" office:value="0.94411">
                <text:p>0.94411</text:p>
              </table:table-cell>
              <table:table-cell office:value-type="float" office:value="0.944241">
                <text:p>0.944241</text:p>
              </table:table-cell>
              <table:table-cell office:value-type="float" office:value="0.943979">
                <text:p>0.943979</text:p>
              </table:table-cell>
              <table:table-cell office:value-type="float" office:value="0.9469">
                <text:p>0.9469</text:p>
              </table:table-cell>
              <table:table-cell office:value-type="float" office:value="0.948383">
                <text:p>0.948383</text:p>
              </table:table-cell>
              <table:table-cell office:value-type="float" office:value="0.954791">
                <text:p>0.9547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6099">
                <text:p>0.956099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514">
                <text:p>0.95514</text:p>
              </table:table-cell>
              <table:table-cell office:value-type="float" office:value="0.570625">
                <text:p>0.570625</text:p>
              </table:table-cell>
              <table:table-cell office:value-type="float" office:value="0.885169">
                <text:p>0.885169</text:p>
              </table:table-cell>
              <table:table-cell office:value-type="float" office:value="0.879719">
                <text:p>0.879719</text:p>
              </table:table-cell>
              <table:table-cell office:value-type="float" office:value="0.939445">
                <text:p>0.939445</text:p>
              </table:table-cell>
              <table:table-cell office:value-type="float" office:value="0.939402">
                <text:p>0.939402</text:p>
              </table:table-cell>
              <table:table-cell office:value-type="float" office:value="0.939358">
                <text:p>0.939358</text:p>
              </table:table-cell>
              <table:table-cell office:value-type="float" office:value="0.949865">
                <text:p>0.9498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5358">
                <text:p>0.955358</text:p>
              </table:table-cell>
              <table:table-cell office:value-type="float" office:value="0.947118">
                <text:p>0.947118</text:p>
              </table:table-cell>
              <table:table-cell office:value-type="float" office:value="0.946639">
                <text:p>0.946639</text:p>
              </table:table-cell>
              <table:table-cell office:value-type="float" office:value="0.948034">
                <text:p>0.948034</text:p>
              </table:table-cell>
              <table:table-cell office:value-type="float" office:value="0.947903">
                <text:p>0.947903</text:p>
              </table:table-cell>
              <table:table-cell office:value-type="float" office:value="0.946726">
                <text:p>0.946726</text:p>
              </table:table-cell>
              <table:table-cell office:value-type="float" office:value="0.94568">
                <text:p>0.94568</text:p>
              </table:table-cell>
              <table:table-cell office:value-type="float" office:value="0.956012">
                <text:p>0.9560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4922">
                <text:p>0.954922</text:p>
              </table:table-cell>
              <table:table-cell office:value-type="float" office:value="0.947336">
                <text:p>0.947336</text:p>
              </table:table-cell>
              <table:table-cell office:value-type="float" office:value="0.947554">
                <text:p>0.947554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08">
                <text:p>0.94908</text:p>
              </table:table-cell>
              <table:table-cell office:value-type="float" office:value="0.949908">
                <text:p>0.949908</text:p>
              </table:table-cell>
              <table:table-cell office:value-type="float" office:value="0.949211">
                <text:p>0.949211</text:p>
              </table:table-cell>
              <table:table-cell office:value-type="float" office:value="0.952742">
                <text:p>0.9527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6055">
                <text:p>0.956055</text:p>
              </table:table-cell>
              <table:table-cell office:value-type="float" office:value="0.246752">
                <text:p>0.246752</text:p>
              </table:table-cell>
              <table:table-cell office:value-type="float" office:value="0.255646">
                <text:p>0.255646</text:p>
              </table:table-cell>
              <table:table-cell office:value-type="float" office:value="0.217412">
                <text:p>0.217412</text:p>
              </table:table-cell>
              <table:table-cell office:value-type="float" office:value="0.861845">
                <text:p>0.861845</text:p>
              </table:table-cell>
              <table:table-cell office:value-type="float" office:value="0.860886">
                <text:p>0.860886</text:p>
              </table:table-cell>
              <table:table-cell office:value-type="float" office:value="0.861365">
                <text:p>0.861365</text:p>
              </table:table-cell>
              <table:table-cell office:value-type="float" office:value="0.95065">
                <text:p>0.950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5445">
                <text:p>0.955445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5854">
                <text:p>0.945854</text:p>
              </table:table-cell>
              <table:table-cell office:value-type="float" office:value="0.953353">
                <text:p>0.9533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405">
                <text:p>0.95405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413">
                <text:p>0.943413</text:p>
              </table:table-cell>
              <table:table-cell office:value-type="float" office:value="0.943456">
                <text:p>0.943456</text:p>
              </table:table-cell>
              <table:table-cell office:value-type="float" office:value="0.945418">
                <text:p>0.945418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6535">
                <text:p>0.956535</text:p>
              </table:table-cell>
              <table:table-cell office:value-type="float" office:value="0.94459">
                <text:p>0.94459</text:p>
              </table:table-cell>
              <table:table-cell office:value-type="float" office:value="0.945069">
                <text:p>0.945069</text:p>
              </table:table-cell>
              <table:table-cell office:value-type="float" office:value="0.944546">
                <text:p>0.944546</text:p>
              </table:table-cell>
              <table:table-cell office:value-type="float" office:value="0.947816">
                <text:p>0.947816</text:p>
              </table:table-cell>
              <table:table-cell office:value-type="float" office:value="0.947685">
                <text:p>0.947685</text:p>
              </table:table-cell>
              <table:table-cell office:value-type="float" office:value="0.94629">
                <text:p>0.94629</text:p>
              </table:table-cell>
              <table:table-cell office:value-type="float" office:value="0.956273">
                <text:p>0.9562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5358">
                <text:p>0.955358</text:p>
              </table:table-cell>
              <table:table-cell office:value-type="float" office:value="0.948557">
                <text:p>0.948557</text:p>
              </table:table-cell>
              <table:table-cell office:value-type="float" office:value="0.947772">
                <text:p>0.947772</text:p>
              </table:table-cell>
              <table:table-cell office:value-type="float" office:value="0.950214">
                <text:p>0.950214</text:p>
              </table:table-cell>
              <table:table-cell office:value-type="float" office:value="0.948339">
                <text:p>0.948339</text:p>
              </table:table-cell>
              <table:table-cell office:value-type="float" office:value="0.947511">
                <text:p>0.947511</text:p>
              </table:table-cell>
              <table:table-cell office:value-type="float" office:value="0.946159">
                <text:p>0.946159</text:p>
              </table:table-cell>
              <table:table-cell office:value-type="float" office:value="0.952393">
                <text:p>0.9523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6186">
                <text:p>0.956186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456">
                <text:p>0.943456</text:p>
              </table:table-cell>
              <table:table-cell office:value-type="float" office:value="0.9452">
                <text:p>0.9452</text:p>
              </table:table-cell>
              <table:table-cell office:value-type="float" office:value="0.954181">
                <text:p>0.9541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699">
                <text:p>0.952699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4372">
                <text:p>0.944372</text:p>
              </table:table-cell>
              <table:table-cell office:value-type="float" office:value="0.954617">
                <text:p>0.9546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6273">
                <text:p>0.956273</text:p>
              </table:table-cell>
              <table:table-cell office:value-type="float" office:value="0.951347">
                <text:p>0.951347</text:p>
              </table:table-cell>
              <table:table-cell office:value-type="float" office:value="0.899861">
                <text:p>0.899861</text:p>
              </table:table-cell>
              <table:table-cell office:value-type="float" office:value="0.900994">
                <text:p>0.900994</text:p>
              </table:table-cell>
              <table:table-cell office:value-type="float" office:value="0.954355">
                <text:p>0.954355</text:p>
              </table:table-cell>
              <table:table-cell office:value-type="float" office:value="0.954617">
                <text:p>0.954617</text:p>
              </table:table-cell>
              <table:table-cell office:value-type="float" office:value="0.954224">
                <text:p>0.954224</text:p>
              </table:table-cell>
              <table:table-cell office:value-type="float" office:value="0.953788">
                <text:p>0.953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X4:Sheet1.AF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X5:Sheet1.X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Y5:Sheet1.Y35" chart:label-cell-address="Sheet1.Y4:Sheet1.Y4" chart:class="chart:line">
            <chart:data-point chart:repeated="31"/>
          </chart:series>
          <chart:series chart:style-name="ch7" chart:values-cell-range-address="Sheet1.Z5:Sheet1.Z35" chart:label-cell-address="Sheet1.Z4:Sheet1.Z4" chart:class="chart:line">
            <chart:data-point chart:repeated="31"/>
          </chart:series>
          <chart:series chart:style-name="ch8" chart:values-cell-range-address="Sheet1.AA5:Sheet1.AA35" chart:label-cell-address="Sheet1.AA4:Sheet1.AA4" chart:class="chart:line">
            <chart:data-point chart:repeated="31"/>
          </chart:series>
          <chart:series chart:style-name="ch9" chart:values-cell-range-address="Sheet1.AB5:Sheet1.AB35" chart:label-cell-address="Sheet1.AB4:Sheet1.AB4" chart:class="chart:line">
            <chart:data-point chart:repeated="31"/>
          </chart:series>
          <chart:series chart:style-name="ch10" chart:values-cell-range-address="Sheet1.AC5:Sheet1.AC35" chart:label-cell-address="Sheet1.AC4:Sheet1.AC4" chart:class="chart:line">
            <chart:data-point chart:repeated="31"/>
          </chart:series>
          <chart:series chart:style-name="ch11" chart:values-cell-range-address="Sheet1.AD5:Sheet1.AD35" chart:label-cell-address="Sheet1.AD4:Sheet1.AD4" chart:class="chart:line">
            <chart:data-point chart:repeated="31"/>
          </chart:series>
          <chart:series chart:style-name="ch12" chart:values-cell-range-address="Sheet1.AE5:Sheet1.AE35" chart:label-cell-address="Sheet1.AE4:Sheet1.AE4" chart:class="chart:line">
            <chart:data-point chart:repeated="31"/>
          </chart:series>
          <chart:series chart:style-name="ch13" chart:values-cell-range-address="Sheet1.AF5:Sheet1.AF35" chart:label-cell-address="Sheet1.AF4:Sheet1.AF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Y4:Sheet1.Y4</svg:desc>
                </draw:g>
              </table:table-cell>
              <table:table-cell office:value-type="string">
                <text:p>0.2790129915</text:p>
                <draw:g>
                  <svg:desc>Sheet1.Z4:Sheet1.Z4</svg:desc>
                </draw:g>
              </table:table-cell>
              <table:table-cell office:value-type="string">
                <text:p>0.5580259831</text:p>
                <draw:g>
                  <svg:desc>Sheet1.AA4:Sheet1.AA4</svg:desc>
                </draw:g>
              </table:table-cell>
              <table:table-cell office:value-type="string">
                <text:p>1.1160519662</text:p>
                <draw:g>
                  <svg:desc>Sheet1.AB4:Sheet1.AB4</svg:desc>
                </draw:g>
              </table:table-cell>
              <table:table-cell office:value-type="string">
                <text:p>2.2321039323</text:p>
                <draw:g>
                  <svg:desc>Sheet1.AC4:Sheet1.AC4</svg:desc>
                </draw:g>
              </table:table-cell>
              <table:table-cell office:value-type="string">
                <text:p>4.4642078647</text:p>
                <draw:g>
                  <svg:desc>Sheet1.AD4:Sheet1.AD4</svg:desc>
                </draw:g>
              </table:table-cell>
              <table:table-cell office:value-type="string">
                <text:p>8.9284157294</text:p>
                <draw:g>
                  <svg:desc>Sheet1.AE4:Sheet1.AE4</svg:desc>
                </draw:g>
              </table:table-cell>
              <table:table-cell office:value-type="string">
                <text:p>17.8568314587</text:p>
                <draw:g>
                  <svg:desc>Sheet1.AF4:Sheet1.A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X5:Sheet1.X35</svg:desc>
                </draw:g>
              </table:table-cell>
              <table:table-cell office:value-type="float" office:value="0">
                <text:p>0</text:p>
                <draw:g>
                  <svg:desc>Sheet1.Y5:Sheet1.Y35</svg:desc>
                </draw:g>
              </table:table-cell>
              <table:table-cell office:value-type="float" office:value="0">
                <text:p>0</text:p>
                <draw:g>
                  <svg:desc>Sheet1.Z5:Sheet1.Z35</svg:desc>
                </draw:g>
              </table:table-cell>
              <table:table-cell office:value-type="float" office:value="0">
                <text:p>0</text:p>
                <draw:g>
                  <svg:desc>Sheet1.AA5:Sheet1.AA35</svg:desc>
                </draw:g>
              </table:table-cell>
              <table:table-cell office:value-type="float" office:value="0">
                <text:p>0</text:p>
                <draw:g>
                  <svg:desc>Sheet1.AB5:Sheet1.AB35</svg:desc>
                </draw:g>
              </table:table-cell>
              <table:table-cell office:value-type="float" office:value="0">
                <text:p>0</text:p>
                <draw:g>
                  <svg:desc>Sheet1.AC5:Sheet1.AC35</svg:desc>
                </draw:g>
              </table:table-cell>
              <table:table-cell office:value-type="float" office:value="0">
                <text:p>0</text:p>
                <draw:g>
                  <svg:desc>Sheet1.AD5:Sheet1.AD35</svg:desc>
                </draw:g>
              </table:table-cell>
              <table:table-cell office:value-type="float" office:value="0">
                <text:p>0</text:p>
                <draw:g>
                  <svg:desc>Sheet1.AE5:Sheet1.AE35</svg:desc>
                </draw:g>
              </table:table-cell>
              <table:table-cell office:value-type="float" office:value="0">
                <text:p>0</text:p>
                <draw:g>
                  <svg:desc>Sheet1.AF5:Sheet1.AF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0356">
                <text:p>0.95035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966">
                <text:p>0.95096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559">
                <text:p>0.950559</text:p>
              </table:table-cell>
              <table:table-cell office:value-type="float" office:value="0.944761">
                <text:p>0.944761</text:p>
              </table:table-cell>
              <table:table-cell office:value-type="float" office:value="0.945982">
                <text:p>0.945982</text:p>
              </table:table-cell>
              <table:table-cell office:value-type="float" office:value="0.945473">
                <text:p>0.945473</text:p>
              </table:table-cell>
              <table:table-cell office:value-type="float" office:value="0.944456">
                <text:p>0.944456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54">
                <text:p>0.94354</text:p>
              </table:table-cell>
              <table:table-cell office:value-type="float" office:value="0.950966">
                <text:p>0.9509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117">
                <text:p>0.95117</text:p>
              </table:table-cell>
              <table:table-cell office:value-type="float" office:value="0.943642">
                <text:p>0.943642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642">
                <text:p>0.943642</text:p>
              </table:table-cell>
              <table:table-cell office:value-type="float" office:value="0.943438">
                <text:p>0.943438</text:p>
              </table:table-cell>
              <table:table-cell office:value-type="float" office:value="0.94293">
                <text:p>0.94293</text:p>
              </table:table-cell>
              <table:table-cell office:value-type="float" office:value="0.943032">
                <text:p>0.943032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068">
                <text:p>0.951068</text:p>
              </table:table-cell>
              <table:table-cell office:value-type="float" office:value="0.94059">
                <text:p>0.94059</text:p>
              </table:table-cell>
              <table:table-cell office:value-type="float" office:value="0.94059">
                <text:p>0.94059</text:p>
              </table:table-cell>
              <table:table-cell office:value-type="float" office:value="0.940692">
                <text:p>0.940692</text:p>
              </table:table-cell>
              <table:table-cell office:value-type="float" office:value="0.940692">
                <text:p>0.940692</text:p>
              </table:table-cell>
              <table:table-cell office:value-type="float" office:value="0.944354">
                <text:p>0.944354</text:p>
              </table:table-cell>
              <table:table-cell office:value-type="float" office:value="0.942319">
                <text:p>0.942319</text:p>
              </table:table-cell>
              <table:table-cell office:value-type="float" office:value="0.948423">
                <text:p>0.9484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1272">
                <text:p>0.951272</text:p>
              </table:table-cell>
              <table:table-cell office:value-type="float" office:value="0.947304">
                <text:p>0.947304</text:p>
              </table:table-cell>
              <table:table-cell office:value-type="float" office:value="0.948423">
                <text:p>0.948423</text:p>
              </table:table-cell>
              <table:table-cell office:value-type="float" office:value="0.949034">
                <text:p>0.949034</text:p>
              </table:table-cell>
              <table:table-cell office:value-type="float" office:value="0.949034">
                <text:p>0.949034</text:p>
              </table:table-cell>
              <table:table-cell office:value-type="float" office:value="0.949034">
                <text:p>0.949034</text:p>
              </table:table-cell>
              <table:table-cell office:value-type="float" office:value="0.948932">
                <text:p>0.948932</text:p>
              </table:table-cell>
              <table:table-cell office:value-type="float" office:value="0.948932">
                <text:p>0.9489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475">
                <text:p>0.951475</text:p>
              </table:table-cell>
              <table:table-cell office:value-type="float" office:value="0.487792">
                <text:p>0.487792</text:p>
              </table:table-cell>
              <table:table-cell office:value-type="float" office:value="0.91292">
                <text:p>0.91292</text:p>
              </table:table-cell>
              <table:table-cell office:value-type="float" office:value="0.912411">
                <text:p>0.912411</text:p>
              </table:table-cell>
              <table:table-cell office:value-type="float" office:value="0.947101">
                <text:p>0.947101</text:p>
              </table:table-cell>
              <table:table-cell office:value-type="float" office:value="0.946287">
                <text:p>0.946287</text:p>
              </table:table-cell>
              <table:table-cell office:value-type="float" office:value="0.946592">
                <text:p>0.946592</text:p>
              </table:table-cell>
              <table:table-cell office:value-type="float" office:value="0.949847">
                <text:p>0.949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2289">
                <text:p>0.952289</text:p>
              </table:table-cell>
              <table:table-cell office:value-type="float" office:value="0.940895">
                <text:p>0.940895</text:p>
              </table:table-cell>
              <table:table-cell office:value-type="float" office:value="0.941099">
                <text:p>0.941099</text:p>
              </table:table-cell>
              <table:table-cell office:value-type="float" office:value="0.941099">
                <text:p>0.941099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54">
                <text:p>0.94354</text:p>
              </table:table-cell>
              <table:table-cell office:value-type="float" office:value="0.944252">
                <text:p>0.944252</text:p>
              </table:table-cell>
              <table:table-cell office:value-type="float" office:value="0.951577">
                <text:p>0.9515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2696">
                <text:p>0.952696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40692">
                <text:p>0.940692</text:p>
              </table:table-cell>
              <table:table-cell office:value-type="float" office:value="0.941913">
                <text:p>0.941913</text:p>
              </table:table-cell>
              <table:table-cell office:value-type="float" office:value="0.942218">
                <text:p>0.942218</text:p>
              </table:table-cell>
              <table:table-cell office:value-type="float" office:value="0.952085">
                <text:p>0.9520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2696">
                <text:p>0.952696</text:p>
              </table:table-cell>
              <table:table-cell office:value-type="float" office:value="0.948423">
                <text:p>0.948423</text:p>
              </table:table-cell>
              <table:table-cell office:value-type="float" office:value="0.948118">
                <text:p>0.948118</text:p>
              </table:table-cell>
              <table:table-cell office:value-type="float" office:value="0.950559">
                <text:p>0.950559</text:p>
              </table:table-cell>
              <table:table-cell office:value-type="float" office:value="0.952187">
                <text:p>0.952187</text:p>
              </table:table-cell>
              <table:table-cell office:value-type="float" office:value="0.952187">
                <text:p>0.952187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883">
                <text:p>0.94883</text:p>
              </table:table-cell>
              <table:table-cell office:value-type="float" office:value="0.949135">
                <text:p>0.949135</text:p>
              </table:table-cell>
              <table:table-cell office:value-type="float" office:value="0.950458">
                <text:p>0.950458</text:p>
              </table:table-cell>
              <table:table-cell office:value-type="float" office:value="0.948728">
                <text:p>0.948728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49542">
                <text:p>0.949542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2391">
                <text:p>0.952391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4293">
                <text:p>0.94293</text:p>
              </table:table-cell>
              <table:table-cell office:value-type="float" office:value="0.948728">
                <text:p>0.9487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1373">
                <text:p>0.951373</text:p>
              </table:table-cell>
              <table:table-cell office:value-type="float" office:value="0.944456">
                <text:p>0.944456</text:p>
              </table:table-cell>
              <table:table-cell office:value-type="float" office:value="0.943744">
                <text:p>0.943744</text:p>
              </table:table-cell>
              <table:table-cell office:value-type="float" office:value="0.944456">
                <text:p>0.944456</text:p>
              </table:table-cell>
              <table:table-cell office:value-type="float" office:value="0.944456">
                <text:p>0.944456</text:p>
              </table:table-cell>
              <table:table-cell office:value-type="float" office:value="0.943947">
                <text:p>0.943947</text:p>
              </table:table-cell>
              <table:table-cell office:value-type="float" office:value="0.943235">
                <text:p>0.943235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3103">
                <text:p>0.953103</text:p>
              </table:table-cell>
              <table:table-cell office:value-type="float" office:value="0.499695">
                <text:p>0.499695</text:p>
              </table:table-cell>
              <table:table-cell office:value-type="float" office:value="0.879858">
                <text:p>0.879858</text:p>
              </table:table-cell>
              <table:table-cell office:value-type="float" office:value="0.879756">
                <text:p>0.879756</text:p>
              </table:table-cell>
              <table:table-cell office:value-type="float" office:value="0.936317">
                <text:p>0.936317</text:p>
              </table:table-cell>
              <table:table-cell office:value-type="float" office:value="0.936826">
                <text:p>0.936826</text:p>
              </table:table-cell>
              <table:table-cell office:value-type="float" office:value="0.936114">
                <text:p>0.936114</text:p>
              </table:table-cell>
              <table:table-cell office:value-type="float" office:value="0.953408">
                <text:p>0.9534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0458">
                <text:p>0.950458</text:p>
              </table:table-cell>
              <table:table-cell office:value-type="float" office:value="0.941607">
                <text:p>0.941607</text:p>
              </table:table-cell>
              <table:table-cell office:value-type="float" office:value="0.941709">
                <text:p>0.941709</text:p>
              </table:table-cell>
              <table:table-cell office:value-type="float" office:value="0.941913">
                <text:p>0.941913</text:p>
              </table:table-cell>
              <table:table-cell office:value-type="float" office:value="0.943337">
                <text:p>0.943337</text:p>
              </table:table-cell>
              <table:table-cell office:value-type="float" office:value="0.94354">
                <text:p>0.94354</text:p>
              </table:table-cell>
              <table:table-cell office:value-type="float" office:value="0.942726">
                <text:p>0.942726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2391">
                <text:p>0.952391</text:p>
              </table:table-cell>
              <table:table-cell office:value-type="float" office:value="0.947915">
                <text:p>0.947915</text:p>
              </table:table-cell>
              <table:table-cell office:value-type="float" office:value="0.946796">
                <text:p>0.946796</text:p>
              </table:table-cell>
              <table:table-cell office:value-type="float" office:value="0.950153">
                <text:p>0.950153</text:p>
              </table:table-cell>
              <table:table-cell office:value-type="float" office:value="0.952391">
                <text:p>0.952391</text:p>
              </table:table-cell>
              <table:table-cell office:value-type="float" office:value="0.951984">
                <text:p>0.951984</text:p>
              </table:table-cell>
              <table:table-cell office:value-type="float" office:value="0.951882">
                <text:p>0.951882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2696">
                <text:p>0.952696</text:p>
              </table:table-cell>
              <table:table-cell office:value-type="float" office:value="0.563377">
                <text:p>0.563377</text:p>
              </table:table-cell>
              <table:table-cell office:value-type="float" office:value="0.857681">
                <text:p>0.857681</text:p>
              </table:table-cell>
              <table:table-cell office:value-type="float" office:value="0.855239">
                <text:p>0.855239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27">
                <text:p>0.94527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0356">
                <text:p>0.950356</text:p>
              </table:table-cell>
              <table:table-cell office:value-type="float" office:value="0.94059">
                <text:p>0.94059</text:p>
              </table:table-cell>
              <table:table-cell office:value-type="float" office:value="0.94059">
                <text:p>0.94059</text:p>
              </table:table-cell>
              <table:table-cell office:value-type="float" office:value="0.94059">
                <text:p>0.94059</text:p>
              </table:table-cell>
              <table:table-cell office:value-type="float" office:value="0.940488">
                <text:p>0.940488</text:p>
              </table:table-cell>
              <table:table-cell office:value-type="float" office:value="0.943438">
                <text:p>0.943438</text:p>
              </table:table-cell>
              <table:table-cell office:value-type="float" office:value="0.945473">
                <text:p>0.945473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3917">
                <text:p>0.953917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3408">
                <text:p>0.953408</text:p>
              </table:table-cell>
              <table:table-cell office:value-type="float" office:value="0.571414">
                <text:p>0.571414</text:p>
              </table:table-cell>
              <table:table-cell office:value-type="float" office:value="0.88352">
                <text:p>0.88352</text:p>
              </table:table-cell>
              <table:table-cell office:value-type="float" office:value="0.878637">
                <text:p>0.878637</text:p>
              </table:table-cell>
              <table:table-cell office:value-type="float" office:value="0.936419">
                <text:p>0.936419</text:p>
              </table:table-cell>
              <table:table-cell office:value-type="float" office:value="0.936724">
                <text:p>0.936724</text:p>
              </table:table-cell>
              <table:table-cell office:value-type="float" office:value="0.936317">
                <text:p>0.936317</text:p>
              </table:table-cell>
              <table:table-cell office:value-type="float" office:value="0.947304">
                <text:p>0.9473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2594">
                <text:p>0.952594</text:p>
              </table:table-cell>
              <table:table-cell office:value-type="float" office:value="0.943337">
                <text:p>0.943337</text:p>
              </table:table-cell>
              <table:table-cell office:value-type="float" office:value="0.943032">
                <text:p>0.943032</text:p>
              </table:table-cell>
              <table:table-cell office:value-type="float" office:value="0.944557">
                <text:p>0.94455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2828">
                <text:p>0.942828</text:p>
              </table:table-cell>
              <table:table-cell office:value-type="float" office:value="0.942116">
                <text:p>0.942116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2696">
                <text:p>0.952696</text:p>
              </table:table-cell>
              <table:table-cell office:value-type="float" office:value="0.94354">
                <text:p>0.94354</text:p>
              </table:table-cell>
              <table:table-cell office:value-type="float" office:value="0.943845">
                <text:p>0.943845</text:p>
              </table:table-cell>
              <table:table-cell office:value-type="float" office:value="0.947202">
                <text:p>0.947202</text:p>
              </table:table-cell>
              <table:table-cell office:value-type="float" office:value="0.947304">
                <text:p>0.947304</text:p>
              </table:table-cell>
              <table:table-cell office:value-type="float" office:value="0.947915">
                <text:p>0.947915</text:p>
              </table:table-cell>
              <table:table-cell office:value-type="float" office:value="0.946999">
                <text:p>0.946999</text:p>
              </table:table-cell>
              <table:table-cell office:value-type="float" office:value="0.949135">
                <text:p>0.9491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2899">
                <text:p>0.952899</text:p>
              </table:table-cell>
              <table:table-cell office:value-type="float" office:value="0.250356">
                <text:p>0.250356</text:p>
              </table:table-cell>
              <table:table-cell office:value-type="float" office:value="0.257884">
                <text:p>0.257884</text:p>
              </table:table-cell>
              <table:table-cell office:value-type="float" office:value="0.219329">
                <text:p>0.219329</text:p>
              </table:table-cell>
              <table:table-cell office:value-type="float" office:value="0.859817">
                <text:p>0.859817</text:p>
              </table:table-cell>
              <table:table-cell office:value-type="float" office:value="0.859613">
                <text:p>0.859613</text:p>
              </table:table-cell>
              <table:table-cell office:value-type="float" office:value="0.859919">
                <text:p>0.859919</text:p>
              </table:table-cell>
              <table:table-cell office:value-type="float" office:value="0.947915">
                <text:p>0.9479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2391">
                <text:p>0.952391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2319">
                <text:p>0.942319</text:p>
              </table:table-cell>
              <table:table-cell office:value-type="float" office:value="0.950763">
                <text:p>0.9507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0966">
                <text:p>0.95096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42319">
                <text:p>0.942319</text:p>
              </table:table-cell>
              <table:table-cell office:value-type="float" office:value="0.952085">
                <text:p>0.9520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204">
                <text:p>0.953204</text:p>
              </table:table-cell>
              <table:table-cell office:value-type="float" office:value="0.940692">
                <text:p>0.940692</text:p>
              </table:table-cell>
              <table:table-cell office:value-type="float" office:value="0.9412">
                <text:p>0.9412</text:p>
              </table:table-cell>
              <table:table-cell office:value-type="float" office:value="0.941099">
                <text:p>0.941099</text:p>
              </table:table-cell>
              <table:table-cell office:value-type="float" office:value="0.94354">
                <text:p>0.94354</text:p>
              </table:table-cell>
              <table:table-cell office:value-type="float" office:value="0.943235">
                <text:p>0.943235</text:p>
              </table:table-cell>
              <table:table-cell office:value-type="float" office:value="0.942726">
                <text:p>0.942726</text:p>
              </table:table-cell>
              <table:table-cell office:value-type="float" office:value="0.953408">
                <text:p>0.9534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2594">
                <text:p>0.952594</text:p>
              </table:table-cell>
              <table:table-cell office:value-type="float" office:value="0.945473">
                <text:p>0.945473</text:p>
              </table:table-cell>
              <table:table-cell office:value-type="float" office:value="0.944354">
                <text:p>0.944354</text:p>
              </table:table-cell>
              <table:table-cell office:value-type="float" office:value="0.947609">
                <text:p>0.947609</text:p>
              </table:table-cell>
              <table:table-cell office:value-type="float" office:value="0.944049">
                <text:p>0.944049</text:p>
              </table:table-cell>
              <table:table-cell office:value-type="float" office:value="0.943235">
                <text:p>0.943235</text:p>
              </table:table-cell>
              <table:table-cell office:value-type="float" office:value="0.942625">
                <text:p>0.942625</text:p>
              </table:table-cell>
              <table:table-cell office:value-type="float" office:value="0.950051">
                <text:p>0.9500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204">
                <text:p>0.95320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878">
                <text:p>0.939878</text:p>
              </table:table-cell>
              <table:table-cell office:value-type="float" office:value="0.941404">
                <text:p>0.941404</text:p>
              </table:table-cell>
              <table:table-cell office:value-type="float" office:value="0.950966">
                <text:p>0.9509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49746">
                <text:p>0.94974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1099">
                <text:p>0.941099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204">
                <text:p>0.953204</text:p>
              </table:table-cell>
              <table:table-cell office:value-type="float" office:value="0.94883">
                <text:p>0.94883</text:p>
              </table:table-cell>
              <table:table-cell office:value-type="float" office:value="0.897457">
                <text:p>0.897457</text:p>
              </table:table-cell>
              <table:table-cell office:value-type="float" office:value="0.900102">
                <text:p>0.900102</text:p>
              </table:table-cell>
              <table:table-cell office:value-type="float" office:value="0.951475">
                <text:p>0.951475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068">
                <text:p>0.951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